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96pt"/>
    </style:style>
    <style:style style:name="co2" style:family="table-column">
      <style:table-column-properties fo:break-before="auto" style:column-width="22.14pt"/>
    </style:style>
    <style:style style:name="co3" style:family="table-column">
      <style:table-column-properties fo:break-before="auto" style:column-width="82.46pt"/>
    </style:style>
    <style:style style:name="co4" style:family="table-column">
      <style:table-column-properties fo:break-before="auto" style:column-width="54.74pt"/>
    </style:style>
    <style:style style:name="co5" style:family="table-column">
      <style:table-column-properties fo:break-before="auto" style:column-width="86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an-worxmate-guest" table:style-name="ta1">
        <table:shapes>
          <draw:frame draw:z-index="0" draw:style-name="gr1" draw:text-style-name="P1" svg:width="499.58pt" svg:height="240.75pt" svg:x="712.35pt" svg:y="25.6pt">
            <loext:p draw:notify-on-update-of-ranges="'scan-worxmate-guest'.A1:'scan-worxmate-guest'.A175 'scan-worxmate-guest'.B1:'scan-worxmate-guest'.B1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85.52pt" svg:height="232.81pt" svg:x="720.54pt" svg:y="276.18pt">
            <loext:p draw:notify-on-update-of-ranges="'scan-worxmate-guest'.A1:'scan-worxmate-guest'.A175 'scan-worxmate-guest'.C1:'scan-worxmate-guest'.C1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93.91pt" svg:height="243.75pt" svg:x="1241.09pt" svg:y="3.23pt">
            <loext:p draw:notify-on-update-of-ranges="'scan-worxmate-guest'.A1:'scan-worxmate-guest'.A175 'scan-worxmate-guest'.F1:'scan-worxmate-guest'.F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71.83pt" svg:height="245.62pt" svg:x="1257.62pt" svg:y="259.23pt">
            <loext:p draw:notify-on-update-of-ranges="'scan-worxmate-guest'.A1:'scan-worxmate-guest'.A175 'scan-worxmate-guest'.G1:'scan-worxmate-guest'.G1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4" table:default-cell-style-name="Default"/>
        <table:table-row table:style-name="ro1">
          <table:table-cell office:value-type="float" office:value="1485178803" calcext:value-type="float">
            <text:p>1485178803</text:p>
          </table:table-cell>
          <table:table-cell office:value-type="float" office:value="-40" calcext:value-type="float">
            <text:p>-40</text:p>
          </table:table-cell>
          <table:table-cell table:formula="of:=10^((-40 - [.B1]) / (10 * 2.1))" office:value-type="float" office:value="1" calcext:value-type="float">
            <text:p>1</text:p>
          </table:table-cell>
          <table:table-cell table:formula="of:=10^[.B1]" office:value-type="float" office:value="1E-040" calcext:value-type="float">
            <text:p>1E-40</text:p>
          </table:table-cell>
          <table:table-cell table:formula="of:=[.D1]" office:value-type="float" office:value="1E-040" calcext:value-type="float">
            <text:p>1E-40</text:p>
          </table:table-cell>
          <table:table-cell table:formula="of:=LOG([.E1];10)" office:value-type="float" office:value="-40" calcext:value-type="float">
            <text:p>-40</text:p>
          </table:table-cell>
          <table:table-cell table:formula="of:=10^((-40 - [.F1]) / (10 * 2.1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5178804" calcext:value-type="float">
            <text:p>1485178804</text:p>
          </table:table-cell>
          <table:table-cell office:value-type="float" office:value="-28" calcext:value-type="float">
            <text:p>-28</text:p>
          </table:table-cell>
          <table:table-cell table:formula="of:=10^((-40 - [.B2]) / (10 * 2.1))" office:value-type="float" office:value="0.268269579527973" calcext:value-type="float">
            <text:p>0.2682695795</text:p>
          </table:table-cell>
          <table:table-cell table:formula="of:=10^[.B2]" office:value-type="float" office:value="1E-028" calcext:value-type="float">
            <text:p>1E-28</text:p>
          </table:table-cell>
          <table:table-cell table:formula="of:=[.E1]+[.$K$2]*([.D2]-[.E1])" office:value-type="float" office:value="2.5000000000075E-029" calcext:value-type="float">
            <text:p>2.5000000000075E-29</text:p>
          </table:table-cell>
          <table:table-cell table:formula="of:=LOG([.E2];10)" office:value-type="float" office:value="-28.6020599913267" calcext:value-type="float">
            <text:p>-28.6020599913</text:p>
          </table:table-cell>
          <table:table-cell table:formula="of:=10^((-40 - [.F2]) / (10 * 2.1))" office:value-type="float" office:value="0.286576749228989" calcext:value-type="float">
            <text:p>0.2865767492</text:p>
          </table:table-cell>
          <table:table-cell table:number-columns-repeated="2"/>
          <table:table-cell table:style-name="ce2" office:value-type="string" calcext:value-type="string">
            <text:p>alph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85178804" calcext:value-type="float">
            <text:p>1485178804</text:p>
          </table:table-cell>
          <table:table-cell office:value-type="float" office:value="-22" calcext:value-type="float">
            <text:p>-22</text:p>
          </table:table-cell>
          <table:table-cell table:formula="of:=10^((-40 - [.B3]) / (10 * 2.1))" office:value-type="float" office:value="0.138949549437314" calcext:value-type="float">
            <text:p>0.1389495494</text:p>
          </table:table-cell>
          <table:table-cell table:formula="of:=10^[.B3]" office:value-type="float" office:value="1E-022" calcext:value-type="float">
            <text:p>1E-22</text:p>
          </table:table-cell>
          <table:table-cell table:formula="of:=[.E2]+[.$K$2]*([.D3]-[.E2])" office:value-type="float" office:value="2.500001875E-023" calcext:value-type="float">
            <text:p>2.500001875E-23</text:p>
          </table:table-cell>
          <table:table-cell table:formula="of:=LOG([.E3];10)" office:value-type="float" office:value="-22.6020596656072" calcext:value-type="float">
            <text:p>-22.6020596656</text:p>
          </table:table-cell>
          <table:table-cell table:formula="of:=10^((-40 - [.F3]) / (10 * 2.1))" office:value-type="float" office:value="0.148431696327685" calcext:value-type="float">
            <text:p>0.1484316963</text:p>
          </table:table-cell>
          <table:table-cell table:number-columns-repeated="4"/>
        </table:table-row>
        <table:table-row table:style-name="ro1">
          <table:table-cell office:value-type="float" office:value="1485178805" calcext:value-type="float">
            <text:p>1485178805</text:p>
          </table:table-cell>
          <table:table-cell office:value-type="float" office:value="-56" calcext:value-type="float">
            <text:p>-56</text:p>
          </table:table-cell>
          <table:table-cell table:formula="of:=10^((-40 - [.B4]) / (10 * 2.1))" office:value-type="float" office:value="5.77969288415331" calcext:value-type="float">
            <text:p>5.7796928842</text:p>
          </table:table-cell>
          <table:table-cell table:formula="of:=10^[.B4]" office:value-type="float" office:value="1E-056" calcext:value-type="float">
            <text:p>1E-56</text:p>
          </table:table-cell>
          <table:table-cell table:formula="of:=[.E3]+[.$K$2]*([.D4]-[.E3])" office:value-type="float" office:value="1.87500140625E-023" calcext:value-type="float">
            <text:p>1.87500140625E-23</text:p>
          </table:table-cell>
          <table:table-cell table:formula="of:=LOG([.E4];10)" office:value-type="float" office:value="-22.7269984022155" calcext:value-type="float">
            <text:p>-22.7269984022</text:p>
          </table:table-cell>
          <table:table-cell table:formula="of:=10^((-40 - [.F4]) / (10 * 2.1))" office:value-type="float" office:value="0.150479075507145" calcext:value-type="float">
            <text:p>0.1504790755</text:p>
          </table:table-cell>
          <table:table-cell table:number-columns-repeated="4"/>
        </table:table-row>
        <table:table-row table:style-name="ro1">
          <table:table-cell office:value-type="float" office:value="1485178805" calcext:value-type="float">
            <text:p>1485178805</text:p>
          </table:table-cell>
          <table:table-cell office:value-type="float" office:value="-62" calcext:value-type="float">
            <text:p>-62</text:p>
          </table:table-cell>
          <table:table-cell table:formula="of:=10^((-40 - [.B5]) / (10 * 2.1))" office:value-type="float" office:value="11.1588399250775" calcext:value-type="float">
            <text:p>11.1588399251</text:p>
          </table:table-cell>
          <table:table-cell table:formula="of:=10^[.B5]" office:value-type="float" office:value="1E-062" calcext:value-type="float">
            <text:p>1E-62</text:p>
          </table:table-cell>
          <table:table-cell table:formula="of:=[.E4]+[.$K$2]*([.D5]-[.E4])" office:value-type="float" office:value="1.4062510546875E-023" calcext:value-type="float">
            <text:p>1.4062510546875E-23</text:p>
          </table:table-cell>
          <table:table-cell table:formula="of:=LOG([.E5];10)" office:value-type="float" office:value="-22.8519371388238" calcext:value-type="float">
            <text:p>-22.8519371388</text:p>
          </table:table-cell>
          <table:table-cell table:formula="of:=10^((-40 - [.F5]) / (10 * 2.1))" office:value-type="float" office:value="0.152554695026157" calcext:value-type="float">
            <text:p>0.152554695</text:p>
          </table:table-cell>
          <table:table-cell table:number-columns-repeated="4"/>
        </table:table-row>
        <table:table-row table:style-name="ro1">
          <table:table-cell office:value-type="float" office:value="1485178806" calcext:value-type="float">
            <text:p>1485178806</text:p>
          </table:table-cell>
          <table:table-cell office:value-type="float" office:value="-36" calcext:value-type="float">
            <text:p>-36</text:p>
          </table:table-cell>
          <table:table-cell table:formula="of:=10^((-40 - [.B6]) / (10 * 2.1))" office:value-type="float" office:value="0.644946677103762" calcext:value-type="float">
            <text:p>0.6449466771</text:p>
          </table:table-cell>
          <table:table-cell table:formula="of:=10^[.B6]" office:value-type="float" office:value="1E-036" calcext:value-type="float">
            <text:p>1E-36</text:p>
          </table:table-cell>
          <table:table-cell table:formula="of:=[.E5]+[.$K$2]*([.D6]-[.E5])" office:value-type="float" office:value="1.05468829101565E-023" calcext:value-type="float">
            <text:p>1.05468829101565E-23</text:p>
          </table:table-cell>
          <table:table-cell table:formula="of:=LOG([.E6];10)" office:value-type="float" office:value="-22.9768758754321" calcext:value-type="float">
            <text:p>-22.9768758754</text:p>
          </table:table-cell>
          <table:table-cell table:formula="of:=10^((-40 - [.F6]) / (10 * 2.1))" office:value-type="float" office:value="0.15465894441529" calcext:value-type="float">
            <text:p>0.1546589444</text:p>
          </table:table-cell>
          <table:table-cell table:number-columns-repeated="4"/>
        </table:table-row>
        <table:table-row table:style-name="ro1">
          <table:table-cell office:value-type="float" office:value="1485178806" calcext:value-type="float">
            <text:p>1485178806</text:p>
          </table:table-cell>
          <table:table-cell office:value-type="float" office:value="-32" calcext:value-type="float">
            <text:p>-32</text:p>
          </table:table-cell>
          <table:table-cell table:formula="of:=10^((-40 - [.B7]) / (10 * 2.1))" office:value-type="float" office:value="0.415956216307185" calcext:value-type="float">
            <text:p>0.4159562163</text:p>
          </table:table-cell>
          <table:table-cell table:formula="of:=10^[.B7]" office:value-type="float" office:value="1E-032" calcext:value-type="float">
            <text:p>1E-32</text:p>
          </table:table-cell>
          <table:table-cell table:formula="of:=[.E6]+[.$K$2]*([.D7]-[.E6])" office:value-type="float" office:value="7.91016218511738E-024" calcext:value-type="float">
            <text:p>7.91016218511738E-24</text:p>
          </table:table-cell>
          <table:table-cell table:formula="of:=LOG([.E7];10)" office:value-type="float" office:value="-23.1018146119032" calcext:value-type="float">
            <text:p>-23.1018146119</text:p>
          </table:table-cell>
          <table:table-cell table:formula="of:=10^((-40 - [.F7]) / (10 * 2.1))" office:value-type="float" office:value="0.156792218575708" calcext:value-type="float">
            <text:p>0.1567922186</text:p>
          </table:table-cell>
          <table:table-cell table:number-columns-repeated="4"/>
        </table:table-row>
        <table:table-row table:style-name="ro1">
          <table:table-cell office:value-type="float" office:value="1485178806" calcext:value-type="float">
            <text:p>1485178806</text:p>
          </table:table-cell>
          <table:table-cell office:value-type="float" office:value="-34" calcext:value-type="float">
            <text:p>-34</text:p>
          </table:table-cell>
          <table:table-cell table:formula="of:=10^((-40 - [.B8]) / (10 * 2.1))" office:value-type="float" office:value="0.517947467923121" calcext:value-type="float">
            <text:p>0.5179474679</text:p>
          </table:table-cell>
          <table:table-cell table:formula="of:=10^[.B8]" office:value-type="float" office:value="1E-034" calcext:value-type="float">
            <text:p>1E-34</text:p>
          </table:table-cell>
          <table:table-cell table:formula="of:=[.E7]+[.$K$2]*([.D8]-[.E7])" office:value-type="float" office:value="5.93262163886303E-024" calcext:value-type="float">
            <text:p>5.93262163886303E-24</text:p>
          </table:table-cell>
          <table:table-cell table:formula="of:=LOG([.E8];10)" office:value-type="float" office:value="-23.2267533485096" calcext:value-type="float">
            <text:p>-23.2267533485</text:p>
          </table:table-cell>
          <table:table-cell table:formula="of:=10^((-40 - [.F8]) / (10 * 2.1))" office:value-type="float" office:value="0.158954917862657" calcext:value-type="float">
            <text:p>0.1589549179</text:p>
          </table:table-cell>
          <table:table-cell table:number-columns-repeated="4"/>
        </table:table-row>
        <table:table-row table:style-name="ro1">
          <table:table-cell office:value-type="float" office:value="1485178806" calcext:value-type="float">
            <text:p>1485178806</text:p>
          </table:table-cell>
          <table:table-cell office:value-type="float" office:value="-38" calcext:value-type="float">
            <text:p>-38</text:p>
          </table:table-cell>
          <table:table-cell table:formula="of:=10^((-40 - [.B9]) / (10 * 2.1))" office:value-type="float" office:value="0.803085722139151" calcext:value-type="float">
            <text:p>0.8030857221</text:p>
          </table:table-cell>
          <table:table-cell table:formula="of:=10^[.B9]" office:value-type="float" office:value="1E-038" calcext:value-type="float">
            <text:p>1E-38</text:p>
          </table:table-cell>
          <table:table-cell table:formula="of:=[.E8]+[.$K$2]*([.D9]-[.E8])" office:value-type="float" office:value="4.44946622914728E-024" calcext:value-type="float">
            <text:p>4.44946622914728E-24</text:p>
          </table:table-cell>
          <table:table-cell table:formula="of:=LOG([.E9];10)" office:value-type="float" office:value="-23.3516920851179" calcext:value-type="float">
            <text:p>-23.3516920851</text:p>
          </table:table-cell>
          <table:table-cell table:formula="of:=10^((-40 - [.F9]) / (10 * 2.1))" office:value-type="float" office:value="0.161147448146663" calcext:value-type="float">
            <text:p>0.1611474481</text:p>
          </table:table-cell>
          <table:table-cell table:number-columns-repeated="4"/>
        </table:table-row>
        <table:table-row table:style-name="ro1">
          <table:table-cell office:value-type="float" office:value="1485178808" calcext:value-type="float">
            <text:p>1485178808</text:p>
          </table:table-cell>
          <table:table-cell office:value-type="float" office:value="-34" calcext:value-type="float">
            <text:p>-34</text:p>
          </table:table-cell>
          <table:table-cell table:formula="of:=10^((-40 - [.B10]) / (10 * 2.1))" office:value-type="float" office:value="0.517947467923121" calcext:value-type="float">
            <text:p>0.5179474679</text:p>
          </table:table-cell>
          <table:table-cell table:formula="of:=10^[.B10]" office:value-type="float" office:value="1E-034" calcext:value-type="float">
            <text:p>1E-34</text:p>
          </table:table-cell>
          <table:table-cell table:formula="of:=[.E9]+[.$K$2]*([.D10]-[.E9])" office:value-type="float" office:value="3.33709967188546E-024" calcext:value-type="float">
            <text:p>3.33709967188546E-24</text:p>
          </table:table-cell>
          <table:table-cell table:formula="of:=LOG([.E10];10)" office:value-type="float" office:value="-23.476630821723" calcext:value-type="float">
            <text:p>-23.4766308217</text:p>
          </table:table-cell>
          <table:table-cell table:formula="of:=10^((-40 - [.F10]) / (10 * 2.1))" office:value-type="float" office:value="0.163370220898796" calcext:value-type="float">
            <text:p>0.1633702209</text:p>
          </table:table-cell>
          <table:table-cell table:number-columns-repeated="4"/>
        </table:table-row>
        <table:table-row table:style-name="ro1">
          <table:table-cell office:value-type="float" office:value="1485178808" calcext:value-type="float">
            <text:p>1485178808</text:p>
          </table:table-cell>
          <table:table-cell office:value-type="float" office:value="-28" calcext:value-type="float">
            <text:p>-28</text:p>
          </table:table-cell>
          <table:table-cell table:formula="of:=10^((-40 - [.B11]) / (10 * 2.1))" office:value-type="float" office:value="0.268269579527973" calcext:value-type="float">
            <text:p>0.2682695795</text:p>
          </table:table-cell>
          <table:table-cell table:formula="of:=10^[.B11]" office:value-type="float" office:value="1E-028" calcext:value-type="float">
            <text:p>1E-28</text:p>
          </table:table-cell>
          <table:table-cell table:formula="of:=[.E10]+[.$K$2]*([.D11]-[.E10])" office:value-type="float" office:value="2.50284975391409E-024" calcext:value-type="float">
            <text:p>2.50284975391409E-24</text:p>
          </table:table-cell>
          <table:table-cell table:formula="of:=LOG([.E11];10)" office:value-type="float" office:value="-23.6015652203097" calcext:value-type="float">
            <text:p>-23.6015652203</text:p>
          </table:table-cell>
          <table:table-cell table:formula="of:=10^((-40 - [.F11]) / (10 * 2.1))" office:value-type="float" office:value="0.165623574486939" calcext:value-type="float">
            <text:p>0.1656235745</text:p>
          </table:table-cell>
          <table:table-cell table:number-columns-repeated="4"/>
        </table:table-row>
        <table:table-row table:style-name="ro1">
          <table:table-cell office:value-type="float" office:value="1485178808" calcext:value-type="float">
            <text:p>1485178808</text:p>
          </table:table-cell>
          <table:table-cell office:value-type="float" office:value="-26" calcext:value-type="float">
            <text:p>-26</text:p>
          </table:table-cell>
          <table:table-cell table:formula="of:=10^((-40 - [.B12]) / (10 * 2.1))" office:value-type="float" office:value="0.215443469003188" calcext:value-type="float">
            <text:p>0.215443469</text:p>
          </table:table-cell>
          <table:table-cell table:formula="of:=10^[.B12]" office:value-type="float" office:value="1E-026" calcext:value-type="float">
            <text:p>1E-26</text:p>
          </table:table-cell>
          <table:table-cell table:formula="of:=[.E11]+[.$K$2]*([.D12]-[.E11])" office:value-type="float" office:value="1.87963731543557E-024" calcext:value-type="float">
            <text:p>1.87963731543557E-24</text:p>
          </table:table-cell>
          <table:table-cell table:formula="of:=LOG([.E12];10)" office:value-type="float" office:value="-23.7259259417471" calcext:value-type="float">
            <text:p>-23.7259259417</text:p>
          </table:table-cell>
          <table:table-cell table:formula="of:=10^((-40 - [.F12]) / (10 * 2.1))" office:value-type="float" office:value="0.167897447012421" calcext:value-type="float">
            <text:p>0.167897447</text:p>
          </table:table-cell>
          <table:table-cell table:number-columns-repeated="4"/>
        </table:table-row>
        <table:table-row table:style-name="ro1">
          <table:table-cell office:value-type="float" office:value="1485178808" calcext:value-type="float">
            <text:p>1485178808</text:p>
          </table:table-cell>
          <table:table-cell office:value-type="float" office:value="-28" calcext:value-type="float">
            <text:p>-28</text:p>
          </table:table-cell>
          <table:table-cell table:formula="of:=10^((-40 - [.B13]) / (10 * 2.1))" office:value-type="float" office:value="0.268269579527973" calcext:value-type="float">
            <text:p>0.2682695795</text:p>
          </table:table-cell>
          <table:table-cell table:formula="of:=10^[.B13]" office:value-type="float" office:value="1E-028" calcext:value-type="float">
            <text:p>1E-28</text:p>
          </table:table-cell>
          <table:table-cell table:formula="of:=[.E12]+[.$K$2]*([.D13]-[.E12])" office:value-type="float" office:value="1.40975298657668E-024" calcext:value-type="float">
            <text:p>1.40975298657668E-24</text:p>
          </table:table-cell>
          <table:table-cell table:formula="of:=LOG([.E13];10)" office:value-type="float" office:value="-23.8508569766812" calcext:value-type="float">
            <text:p>-23.8508569767</text:p>
          </table:table-cell>
          <table:table-cell table:formula="of:=10^((-40 - [.F13]) / (10 * 2.1))" office:value-type="float" office:value="0.170213181524413" calcext:value-type="float">
            <text:p>0.1702131815</text:p>
          </table:table-cell>
          <table:table-cell table:number-columns-repeated="4"/>
        </table:table-row>
        <table:table-row table:style-name="ro1">
          <table:table-cell office:value-type="float" office:value="1485178810" calcext:value-type="float">
            <text:p>1485178810</text:p>
          </table:table-cell>
          <table:table-cell office:value-type="float" office:value="-30" calcext:value-type="float">
            <text:p>-30</text:p>
          </table:table-cell>
          <table:table-cell table:formula="of:=10^((-40 - [.B14]) / (10 * 2.1))" office:value-type="float" office:value="0.334048498351324" calcext:value-type="float">
            <text:p>0.3340484984</text:p>
          </table:table-cell>
          <table:table-cell table:formula="of:=10^[.B14]" office:value-type="float" office:value="1E-030" calcext:value-type="float">
            <text:p>1E-30</text:p>
          </table:table-cell>
          <table:table-cell table:formula="of:=[.E13]+[.$K$2]*([.D14]-[.E13])" office:value-type="float" office:value="1.05731498993251E-024" calcext:value-type="float">
            <text:p>1.05731498993251E-24</text:p>
          </table:table-cell>
          <table:table-cell table:formula="of:=LOG([.E14];10)" office:value-type="float" office:value="-23.9757956106014" calcext:value-type="float">
            <text:p>-23.9757956106</text:p>
          </table:table-cell>
          <table:table-cell table:formula="of:=10^((-40 - [.F14]) / (10 * 2.1))" office:value-type="float" office:value="0.172560999707127" calcext:value-type="float">
            <text:p>0.1725609997</text:p>
          </table:table-cell>
          <table:table-cell table:number-columns-repeated="4"/>
        </table:table-row>
        <table:table-row table:style-name="ro1">
          <table:table-cell office:value-type="float" office:value="1485178810" calcext:value-type="float">
            <text:p>1485178810</text:p>
          </table:table-cell>
          <table:table-cell office:value-type="float" office:value="-26" calcext:value-type="float">
            <text:p>-26</text:p>
          </table:table-cell>
          <table:table-cell table:formula="of:=10^((-40 - [.B15]) / (10 * 2.1))" office:value-type="float" office:value="0.215443469003188" calcext:value-type="float">
            <text:p>0.215443469</text:p>
          </table:table-cell>
          <table:table-cell table:formula="of:=10^[.B15]" office:value-type="float" office:value="1E-026" calcext:value-type="float">
            <text:p>1E-26</text:p>
          </table:table-cell>
          <table:table-cell table:formula="of:=[.E14]+[.$K$2]*([.D15]-[.E14])" office:value-type="float" office:value="7.95486242449381E-025" calcext:value-type="float">
            <text:p>7.95486242449381E-25</text:p>
          </table:table-cell>
          <table:table-cell table:formula="of:=LOG([.E15];10)" office:value-type="float" office:value="-24.0993673268659" calcext:value-type="float">
            <text:p>-24.0993673269</text:p>
          </table:table-cell>
          <table:table-cell table:formula="of:=10^((-40 - [.F15]) / (10 * 2.1))" office:value-type="float" office:value="0.1749149843563" calcext:value-type="float">
            <text:p>0.1749149844</text:p>
          </table:table-cell>
          <table:table-cell table:number-columns-repeated="4"/>
        </table:table-row>
        <table:table-row table:style-name="ro1">
          <table:table-cell office:value-type="float" office:value="1485178810" calcext:value-type="float">
            <text:p>1485178810</text:p>
          </table:table-cell>
          <table:table-cell office:value-type="float" office:value="-30" calcext:value-type="float">
            <text:p>-30</text:p>
          </table:table-cell>
          <table:table-cell table:formula="of:=10^((-40 - [.B16]) / (10 * 2.1))" office:value-type="float" office:value="0.334048498351324" calcext:value-type="float">
            <text:p>0.3340484984</text:p>
          </table:table-cell>
          <table:table-cell table:formula="of:=10^[.B16]" office:value-type="float" office:value="1E-030" calcext:value-type="float">
            <text:p>1E-30</text:p>
          </table:table-cell>
          <table:table-cell table:formula="of:=[.E15]+[.$K$2]*([.D16]-[.E15])" office:value-type="float" office:value="5.96614931837036E-025" calcext:value-type="float">
            <text:p>5.96614931837036E-25</text:p>
          </table:table-cell>
          <table:table-cell table:formula="of:=LOG([.E16];10)" office:value-type="float" office:value="-24.2243058814914" calcext:value-type="float">
            <text:p>-24.2243058815</text:p>
          </table:table-cell>
          <table:table-cell table:formula="of:=10^((-40 - [.F16]) / (10 * 2.1))" office:value-type="float" office:value="0.177327654835724" calcext:value-type="float">
            <text:p>0.1773276548</text:p>
          </table:table-cell>
          <table:table-cell table:number-columns-repeated="4"/>
        </table:table-row>
        <table:table-row table:style-name="ro1">
          <table:table-cell office:value-type="float" office:value="1485178810" calcext:value-type="float">
            <text:p>1485178810</text:p>
          </table:table-cell>
          <table:table-cell office:value-type="float" office:value="-36" calcext:value-type="float">
            <text:p>-36</text:p>
          </table:table-cell>
          <table:table-cell table:formula="of:=10^((-40 - [.B17]) / (10 * 2.1))" office:value-type="float" office:value="0.644946677103762" calcext:value-type="float">
            <text:p>0.6449466771</text:p>
          </table:table-cell>
          <table:table-cell table:formula="of:=10^[.B17]" office:value-type="float" office:value="1E-036" calcext:value-type="float">
            <text:p>1E-36</text:p>
          </table:table-cell>
          <table:table-cell table:formula="of:=[.E16]+[.$K$2]*([.D17]-[.E16])" office:value-type="float" office:value="4.47461198878027E-025" calcext:value-type="float">
            <text:p>4.47461198878027E-25</text:p>
          </table:table-cell>
          <table:table-cell table:formula="of:=LOG([.E17];10)" office:value-type="float" office:value="-24.3492446180995" calcext:value-type="float">
            <text:p>-24.3492446181</text:p>
          </table:table-cell>
          <table:table-cell table:formula="of:=10^((-40 - [.F17]) / (10 * 2.1))" office:value-type="float" office:value="0.179773607805573" calcext:value-type="float">
            <text:p>0.1797736078</text:p>
          </table:table-cell>
          <table:table-cell table:number-columns-repeated="4"/>
        </table:table-row>
        <table:table-row table:style-name="ro1">
          <table:table-cell office:value-type="float" office:value="1485178812" calcext:value-type="float">
            <text:p>1485178812</text:p>
          </table:table-cell>
          <table:table-cell office:value-type="float" office:value="-38" calcext:value-type="float">
            <text:p>-38</text:p>
          </table:table-cell>
          <table:table-cell table:formula="of:=10^((-40 - [.B18]) / (10 * 2.1))" office:value-type="float" office:value="0.803085722139151" calcext:value-type="float">
            <text:p>0.8030857221</text:p>
          </table:table-cell>
          <table:table-cell table:formula="of:=10^[.B18]" office:value-type="float" office:value="1E-038" calcext:value-type="float">
            <text:p>1E-38</text:p>
          </table:table-cell>
          <table:table-cell table:formula="of:=[.E17]+[.$K$2]*([.D18]-[.E17])" office:value-type="float" office:value="3.35595899158523E-025" calcext:value-type="float">
            <text:p>3.35595899158523E-25</text:p>
          </table:table-cell>
          <table:table-cell table:formula="of:=LOG([.E18];10)" office:value-type="float" office:value="-24.4741833547078" calcext:value-type="float">
            <text:p>-24.4741833547</text:p>
          </table:table-cell>
          <table:table-cell table:formula="of:=10^((-40 - [.F18]) / (10 * 2.1))" office:value-type="float" office:value="0.18225329880651" calcext:value-type="float">
            <text:p>0.1822532988</text:p>
          </table:table-cell>
          <table:table-cell table:number-columns-repeated="4"/>
        </table:table-row>
        <table:table-row table:style-name="ro1">
          <table:table-cell office:value-type="float" office:value="1485178812" calcext:value-type="float">
            <text:p>1485178812</text:p>
          </table:table-cell>
          <table:table-cell office:value-type="float" office:value="-38" calcext:value-type="float">
            <text:p>-38</text:p>
          </table:table-cell>
          <table:table-cell table:formula="of:=10^((-40 - [.B19]) / (10 * 2.1))" office:value-type="float" office:value="0.803085722139151" calcext:value-type="float">
            <text:p>0.8030857221</text:p>
          </table:table-cell>
          <table:table-cell table:formula="of:=10^[.B19]" office:value-type="float" office:value="1E-038" calcext:value-type="float">
            <text:p>1E-38</text:p>
          </table:table-cell>
          <table:table-cell table:formula="of:=[.E18]+[.$K$2]*([.D19]-[.E18])" office:value-type="float" office:value="2.51696924368894E-025" calcext:value-type="float">
            <text:p>2.51696924368894E-25</text:p>
          </table:table-cell>
          <table:table-cell table:formula="of:=LOG([.E19];10)" office:value-type="float" office:value="-24.5991220913161" calcext:value-type="float">
            <text:p>-24.5991220913</text:p>
          </table:table-cell>
          <table:table-cell table:formula="of:=10^((-40 - [.F19]) / (10 * 2.1))" office:value-type="float" office:value="0.184767193201011" calcext:value-type="float">
            <text:p>0.1847671932</text:p>
          </table:table-cell>
          <table:table-cell table:number-columns-repeated="4"/>
        </table:table-row>
        <table:table-row table:style-name="ro1">
          <table:table-cell office:value-type="float" office:value="1485178812" calcext:value-type="float">
            <text:p>1485178812</text:p>
          </table:table-cell>
          <table:table-cell office:value-type="float" office:value="-36" calcext:value-type="float">
            <text:p>-36</text:p>
          </table:table-cell>
          <table:table-cell table:formula="of:=10^((-40 - [.B20]) / (10 * 2.1))" office:value-type="float" office:value="0.644946677103762" calcext:value-type="float">
            <text:p>0.6449466771</text:p>
          </table:table-cell>
          <table:table-cell table:formula="of:=10^[.B20]" office:value-type="float" office:value="1E-036" calcext:value-type="float">
            <text:p>1E-36</text:p>
          </table:table-cell>
          <table:table-cell table:formula="of:=[.E19]+[.$K$2]*([.D20]-[.E19])" office:value-type="float" office:value="1.88772693276921E-025" calcext:value-type="float">
            <text:p>1.88772693276921E-25</text:p>
          </table:table-cell>
          <table:table-cell table:formula="of:=LOG([.E20];10)" office:value-type="float" office:value="-24.7240608279238" calcext:value-type="float">
            <text:p>-24.7240608279</text:p>
          </table:table-cell>
          <table:table-cell table:formula="of:=10^((-40 - [.F20]) / (10 * 2.1))" office:value-type="float" office:value="0.187315762770479" calcext:value-type="float">
            <text:p>0.1873157628</text:p>
          </table:table-cell>
          <table:table-cell table:number-columns-repeated="4"/>
        </table:table-row>
        <table:table-row table:style-name="ro1">
          <table:table-cell office:value-type="float" office:value="1485178812" calcext:value-type="float">
            <text:p>1485178812</text:p>
          </table:table-cell>
          <table:table-cell office:value-type="float" office:value="-42" calcext:value-type="float">
            <text:p>-42</text:p>
          </table:table-cell>
          <table:table-cell table:formula="of:=10^((-40 - [.B21]) / (10 * 2.1))" office:value-type="float" office:value="1.24519708473503" calcext:value-type="float">
            <text:p>1.2451970847</text:p>
          </table:table-cell>
          <table:table-cell table:formula="of:=10^[.B21]" office:value-type="float" office:value="1E-042" calcext:value-type="float">
            <text:p>1E-42</text:p>
          </table:table-cell>
          <table:table-cell table:formula="of:=[.E20]+[.$K$2]*([.D21]-[.E20])" office:value-type="float" office:value="1.41579519957691E-025" calcext:value-type="float">
            <text:p>1.41579519957691E-25</text:p>
          </table:table-cell>
          <table:table-cell table:formula="of:=LOG([.E21];10)" office:value-type="float" office:value="-24.8489995645321" calcext:value-type="float">
            <text:p>-24.8489995645</text:p>
          </table:table-cell>
          <table:table-cell table:formula="of:=10^((-40 - [.F21]) / (10 * 2.1))" office:value-type="float" office:value="0.189899485803828" calcext:value-type="float">
            <text:p>0.1898994858</text:p>
          </table:table-cell>
          <table:table-cell table:number-columns-repeated="4"/>
        </table:table-row>
        <table:table-row table:style-name="ro1">
          <table:table-cell office:value-type="float" office:value="1485178814" calcext:value-type="float">
            <text:p>1485178814</text:p>
          </table:table-cell>
          <table:table-cell office:value-type="float" office:value="-40" calcext:value-type="float">
            <text:p>-40</text:p>
          </table:table-cell>
          <table:table-cell table:formula="of:=10^((-40 - [.B22]) / (10 * 2.1))" office:value-type="float" office:value="1" calcext:value-type="float">
            <text:p>1</text:p>
          </table:table-cell>
          <table:table-cell table:formula="of:=10^[.B22]" office:value-type="float" office:value="1E-040" calcext:value-type="float">
            <text:p>1E-40</text:p>
          </table:table-cell>
          <table:table-cell table:formula="of:=[.E21]+[.$K$2]*([.D22]-[.E21])" office:value-type="float" office:value="1.06184639968268E-025" calcext:value-type="float">
            <text:p>1.06184639968268E-25</text:p>
          </table:table-cell>
          <table:table-cell table:formula="of:=LOG([.E22];10)" office:value-type="float" office:value="-24.9739383011404" calcext:value-type="float">
            <text:p>-24.9739383011</text:p>
          </table:table-cell>
          <table:table-cell table:formula="of:=10^((-40 - [.F22]) / (10 * 2.1))" office:value-type="float" office:value="0.192518847187172" calcext:value-type="float">
            <text:p>0.1925188472</text:p>
          </table:table-cell>
          <table:table-cell table:number-columns-repeated="4"/>
        </table:table-row>
        <table:table-row table:style-name="ro1">
          <table:table-cell office:value-type="float" office:value="1485178814" calcext:value-type="float">
            <text:p>1485178814</text:p>
          </table:table-cell>
          <table:table-cell office:value-type="float" office:value="-36" calcext:value-type="float">
            <text:p>-36</text:p>
          </table:table-cell>
          <table:table-cell table:formula="of:=10^((-40 - [.B23]) / (10 * 2.1))" office:value-type="float" office:value="0.644946677103762" calcext:value-type="float">
            <text:p>0.6449466771</text:p>
          </table:table-cell>
          <table:table-cell table:formula="of:=10^[.B23]" office:value-type="float" office:value="1E-036" calcext:value-type="float">
            <text:p>1E-36</text:p>
          </table:table-cell>
          <table:table-cell table:formula="of:=[.E22]+[.$K$2]*([.D23]-[.E22])" office:value-type="float" office:value="7.9638479976451E-026" calcext:value-type="float">
            <text:p>7.9638479976451E-26</text:p>
          </table:table-cell>
          <table:table-cell table:formula="of:=LOG([.E23];10)" office:value-type="float" office:value="-25.0988770377473" calcext:value-type="float">
            <text:p>-25.0988770377</text:p>
          </table:table-cell>
          <table:table-cell table:formula="of:=10^((-40 - [.F23]) / (10 * 2.1))" office:value-type="float" office:value="0.195174338494839" calcext:value-type="float">
            <text:p>0.1951743385</text:p>
          </table:table-cell>
          <table:table-cell table:number-columns-repeated="4"/>
        </table:table-row>
        <table:table-row table:style-name="ro1">
          <table:table-cell office:value-type="float" office:value="1485178814" calcext:value-type="float">
            <text:p>1485178814</text:p>
          </table:table-cell>
          <table:table-cell office:value-type="float" office:value="-44" calcext:value-type="float">
            <text:p>-44</text:p>
          </table:table-cell>
          <table:table-cell table:formula="of:=10^((-40 - [.B24]) / (10 * 2.1))" office:value-type="float" office:value="1.55051577983262" calcext:value-type="float">
            <text:p>1.5505157798</text:p>
          </table:table-cell>
          <table:table-cell table:formula="of:=10^[.B24]" office:value-type="float" office:value="1E-044" calcext:value-type="float">
            <text:p>1E-44</text:p>
          </table:table-cell>
          <table:table-cell table:formula="of:=[.E23]+[.$K$2]*([.D24]-[.E23])" office:value-type="float" office:value="5.97288599823382E-026" calcext:value-type="float">
            <text:p>5.97288599823382E-26</text:p>
          </table:table-cell>
          <table:table-cell table:formula="of:=LOG([.E24];10)" office:value-type="float" office:value="-25.2238157743556" calcext:value-type="float">
            <text:p>-25.2238157744</text:p>
          </table:table-cell>
          <table:table-cell table:formula="of:=10^((-40 - [.F24]) / (10 * 2.1))" office:value-type="float" office:value="0.19786645808173" calcext:value-type="float">
            <text:p>0.1978664581</text:p>
          </table:table-cell>
          <table:table-cell table:number-columns-repeated="4"/>
        </table:table-row>
        <table:table-row table:style-name="ro1">
          <table:table-cell office:value-type="float" office:value="1485178816" calcext:value-type="float">
            <text:p>1485178816</text:p>
          </table:table-cell>
          <table:table-cell office:value-type="float" office:value="-40" calcext:value-type="float">
            <text:p>-40</text:p>
          </table:table-cell>
          <table:table-cell table:formula="of:=10^((-40 - [.B25]) / (10 * 2.1))" office:value-type="float" office:value="1" calcext:value-type="float">
            <text:p>1</text:p>
          </table:table-cell>
          <table:table-cell table:formula="of:=10^[.B25]" office:value-type="float" office:value="1E-040" calcext:value-type="float">
            <text:p>1E-40</text:p>
          </table:table-cell>
          <table:table-cell table:formula="of:=[.E24]+[.$K$2]*([.D25]-[.E24])" office:value-type="float" office:value="4.47966449867537E-026" calcext:value-type="float">
            <text:p>4.47966449867537E-26</text:p>
          </table:table-cell>
          <table:table-cell table:formula="of:=LOG([.E25];10)" office:value-type="float" office:value="-25.3487545109639" calcext:value-type="float">
            <text:p>-25.348754511</text:p>
          </table:table-cell>
          <table:table-cell table:formula="of:=10^((-40 - [.F25]) / (10 * 2.1))" office:value-type="float" office:value="0.200595711176674" calcext:value-type="float">
            <text:p>0.2005957112</text:p>
          </table:table-cell>
          <table:table-cell table:number-columns-repeated="4"/>
        </table:table-row>
        <table:table-row table:style-name="ro1">
          <table:table-cell office:value-type="float" office:value="1485178816" calcext:value-type="float">
            <text:p>1485178816</text:p>
          </table:table-cell>
          <table:table-cell office:value-type="float" office:value="-34" calcext:value-type="float">
            <text:p>-34</text:p>
          </table:table-cell>
          <table:table-cell table:formula="of:=10^((-40 - [.B26]) / (10 * 2.1))" office:value-type="float" office:value="0.517947467923121" calcext:value-type="float">
            <text:p>0.5179474679</text:p>
          </table:table-cell>
          <table:table-cell table:formula="of:=10^[.B26]" office:value-type="float" office:value="1E-034" calcext:value-type="float">
            <text:p>1E-34</text:p>
          </table:table-cell>
          <table:table-cell table:formula="of:=[.E25]+[.$K$2]*([.D26]-[.E25])" office:value-type="float" office:value="3.35974837650653E-026" calcext:value-type="float">
            <text:p>3.35974837650653E-26</text:p>
          </table:table-cell>
          <table:table-cell table:formula="of:=LOG([.E26];10)" office:value-type="float" office:value="-25.4736932472491" calcext:value-type="float">
            <text:p>-25.4736932472</text:p>
          </table:table-cell>
          <table:table-cell table:formula="of:=10^((-40 - [.F26]) / (10 * 2.1))" office:value-type="float" office:value="0.203362609970149" calcext:value-type="float">
            <text:p>0.20336261</text:p>
          </table:table-cell>
          <table:table-cell table:number-columns-repeated="4"/>
        </table:table-row>
        <table:table-row table:style-name="ro1">
          <table:table-cell office:value-type="float" office:value="1485178816" calcext:value-type="float">
            <text:p>1485178816</text:p>
          </table:table-cell>
          <table:table-cell office:value-type="float" office:value="-38" calcext:value-type="float">
            <text:p>-38</text:p>
          </table:table-cell>
          <table:table-cell table:formula="of:=10^((-40 - [.B27]) / (10 * 2.1))" office:value-type="float" office:value="0.803085722139151" calcext:value-type="float">
            <text:p>0.8030857221</text:p>
          </table:table-cell>
          <table:table-cell table:formula="of:=10^[.B27]" office:value-type="float" office:value="1E-038" calcext:value-type="float">
            <text:p>1E-38</text:p>
          </table:table-cell>
          <table:table-cell table:formula="of:=[.E26]+[.$K$2]*([.D27]-[.E26])" office:value-type="float" office:value="2.51981128238014E-026" calcext:value-type="float">
            <text:p>2.51981128238014E-26</text:p>
          </table:table-cell>
          <table:table-cell table:formula="of:=LOG([.E27];10)" office:value-type="float" office:value="-25.5986319838573" calcext:value-type="float">
            <text:p>-25.5986319839</text:p>
          </table:table-cell>
          <table:table-cell table:formula="of:=10^((-40 - [.F27]) / (10 * 2.1))" office:value-type="float" office:value="0.206167673739105" calcext:value-type="float">
            <text:p>0.2061676737</text:p>
          </table:table-cell>
          <table:table-cell table:number-columns-repeated="4"/>
        </table:table-row>
        <table:table-row table:style-name="ro1">
          <table:table-cell office:value-type="float" office:value="1485178818" calcext:value-type="float">
            <text:p>1485178818</text:p>
          </table:table-cell>
          <table:table-cell office:value-type="float" office:value="-40" calcext:value-type="float">
            <text:p>-40</text:p>
          </table:table-cell>
          <table:table-cell table:formula="of:=10^((-40 - [.B28]) / (10 * 2.1))" office:value-type="float" office:value="1" calcext:value-type="float">
            <text:p>1</text:p>
          </table:table-cell>
          <table:table-cell table:formula="of:=10^[.B28]" office:value-type="float" office:value="1E-040" calcext:value-type="float">
            <text:p>1E-40</text:p>
          </table:table-cell>
          <table:table-cell table:formula="of:=[.E27]+[.$K$2]*([.D28]-[.E27])" office:value-type="float" office:value="1.88985846178511E-026" calcext:value-type="float">
            <text:p>1.88985846178511E-26</text:p>
          </table:table-cell>
          <table:table-cell table:formula="of:=LOG([.E28];10)" office:value-type="float" office:value="-25.7235707204656" calcext:value-type="float">
            <text:p>-25.7235707205</text:p>
          </table:table-cell>
          <table:table-cell table:formula="of:=10^((-40 - [.F28]) / (10 * 2.1))" office:value-type="float" office:value="0.209011428901475" calcext:value-type="float">
            <text:p>0.2090114289</text:p>
          </table:table-cell>
          <table:table-cell table:number-columns-repeated="4"/>
        </table:table-row>
        <table:table-row table:style-name="ro1">
          <table:table-cell office:value-type="float" office:value="1485178818" calcext:value-type="float">
            <text:p>1485178818</text:p>
          </table:table-cell>
          <table:table-cell office:value-type="float" office:value="-38" calcext:value-type="float">
            <text:p>-38</text:p>
          </table:table-cell>
          <table:table-cell table:formula="of:=10^((-40 - [.B29]) / (10 * 2.1))" office:value-type="float" office:value="0.803085722139151" calcext:value-type="float">
            <text:p>0.8030857221</text:p>
          </table:table-cell>
          <table:table-cell table:formula="of:=10^[.B29]" office:value-type="float" office:value="1E-038" calcext:value-type="float">
            <text:p>1E-38</text:p>
          </table:table-cell>
          <table:table-cell table:formula="of:=[.E28]+[.$K$2]*([.D29]-[.E28])" office:value-type="float" office:value="1.41739384633908E-026" calcext:value-type="float">
            <text:p>1.41739384633908E-26</text:p>
          </table:table-cell>
          <table:table-cell table:formula="of:=LOG([.E29];10)" office:value-type="float" office:value="-25.8485094570739" calcext:value-type="float">
            <text:p>-25.8485094571</text:p>
          </table:table-cell>
          <table:table-cell table:formula="of:=10^((-40 - [.F29]) / (10 * 2.1))" office:value-type="float" office:value="0.211894409143492" calcext:value-type="float">
            <text:p>0.2118944091</text:p>
          </table:table-cell>
          <table:table-cell table:number-columns-repeated="4"/>
        </table:table-row>
        <table:table-row table:style-name="ro1">
          <table:table-cell office:value-type="float" office:value="1485178818" calcext:value-type="float">
            <text:p>1485178818</text:p>
          </table:table-cell>
          <table:table-cell office:value-type="float" office:value="-38" calcext:value-type="float">
            <text:p>-38</text:p>
          </table:table-cell>
          <table:table-cell table:formula="of:=10^((-40 - [.B30]) / (10 * 2.1))" office:value-type="float" office:value="0.803085722139151" calcext:value-type="float">
            <text:p>0.8030857221</text:p>
          </table:table-cell>
          <table:table-cell table:formula="of:=10^[.B30]" office:value-type="float" office:value="1E-038" calcext:value-type="float">
            <text:p>1E-38</text:p>
          </table:table-cell>
          <table:table-cell table:formula="of:=[.E29]+[.$K$2]*([.D30]-[.E29])" office:value-type="float" office:value="1.06304538475456E-026" calcext:value-type="float">
            <text:p>1.06304538475456E-26</text:p>
          </table:table-cell>
          <table:table-cell table:formula="of:=LOG([.E30];10)" office:value-type="float" office:value="-25.973448193682" calcext:value-type="float">
            <text:p>-25.9734481937</text:p>
          </table:table-cell>
          <table:table-cell table:formula="of:=10^((-40 - [.F30]) / (10 * 2.1))" office:value-type="float" office:value="0.214817155512747" calcext:value-type="float">
            <text:p>0.2148171555</text:p>
          </table:table-cell>
          <table:table-cell table:number-columns-repeated="4"/>
        </table:table-row>
        <table:table-row table:style-name="ro1">
          <table:table-cell office:value-type="float" office:value="1485178818" calcext:value-type="float">
            <text:p>1485178818</text:p>
          </table:table-cell>
          <table:table-cell office:value-type="float" office:value="-38" calcext:value-type="float">
            <text:p>-38</text:p>
          </table:table-cell>
          <table:table-cell table:formula="of:=10^((-40 - [.B31]) / (10 * 2.1))" office:value-type="float" office:value="0.803085722139151" calcext:value-type="float">
            <text:p>0.8030857221</text:p>
          </table:table-cell>
          <table:table-cell table:formula="of:=10^[.B31]" office:value-type="float" office:value="1E-038" calcext:value-type="float">
            <text:p>1E-38</text:p>
          </table:table-cell>
          <table:table-cell table:formula="of:=[.E30]+[.$K$2]*([.D31]-[.E30])" office:value-type="float" office:value="7.97284038566172E-027" calcext:value-type="float">
            <text:p>7.97284038566172E-27</text:p>
          </table:table-cell>
          <table:table-cell table:formula="of:=LOG([.E31];10)" office:value-type="float" office:value="-26.0983869302902" calcext:value-type="float">
            <text:p>-26.0983869303</text:p>
          </table:table-cell>
          <table:table-cell table:formula="of:=10^((-40 - [.F31]) / (10 * 2.1))" office:value-type="float" office:value="0.217780216519718" calcext:value-type="float">
            <text:p>0.2177802165</text:p>
          </table:table-cell>
          <table:table-cell table:number-columns-repeated="4"/>
        </table:table-row>
        <table:table-row table:style-name="ro1">
          <table:table-cell office:value-type="float" office:value="1485178819" calcext:value-type="float">
            <text:p>1485178819</text:p>
          </table:table-cell>
          <table:table-cell office:value-type="float" office:value="-38" calcext:value-type="float">
            <text:p>-38</text:p>
          </table:table-cell>
          <table:table-cell table:formula="of:=10^((-40 - [.B32]) / (10 * 2.1))" office:value-type="float" office:value="0.803085722139151" calcext:value-type="float">
            <text:p>0.8030857221</text:p>
          </table:table-cell>
          <table:table-cell table:formula="of:=10^[.B32]" office:value-type="float" office:value="1E-038" calcext:value-type="float">
            <text:p>1E-38</text:p>
          </table:table-cell>
          <table:table-cell table:formula="of:=[.E31]+[.$K$2]*([.D32]-[.E31])" office:value-type="float" office:value="5.97963028924879E-027" calcext:value-type="float">
            <text:p>5.97963028924879E-27</text:p>
          </table:table-cell>
          <table:table-cell table:formula="of:=LOG([.E32];10)" office:value-type="float" office:value="-26.2233256668983" calcext:value-type="float">
            <text:p>-26.2233256669</text:p>
          </table:table-cell>
          <table:table-cell table:formula="of:=10^((-40 - [.F32]) / (10 * 2.1))" office:value-type="float" office:value="0.220784148240716" calcext:value-type="float">
            <text:p>0.2207841482</text:p>
          </table:table-cell>
          <table:table-cell table:number-columns-repeated="4"/>
        </table:table-row>
        <table:table-row table:style-name="ro1">
          <table:table-cell office:value-type="float" office:value="1485178820" calcext:value-type="float">
            <text:p>1485178820</text:p>
          </table:table-cell>
          <table:table-cell office:value-type="float" office:value="-44" calcext:value-type="float">
            <text:p>-44</text:p>
          </table:table-cell>
          <table:table-cell table:formula="of:=10^((-40 - [.B33]) / (10 * 2.1))" office:value-type="float" office:value="1.55051577983262" calcext:value-type="float">
            <text:p>1.5505157798</text:p>
          </table:table-cell>
          <table:table-cell table:formula="of:=10^[.B33]" office:value-type="float" office:value="1E-044" calcext:value-type="float">
            <text:p>1E-44</text:p>
          </table:table-cell>
          <table:table-cell table:formula="of:=[.E32]+[.$K$2]*([.D33]-[.E32])" office:value-type="float" office:value="4.48472271693659E-027" calcext:value-type="float">
            <text:p>4.48472271693659E-27</text:p>
          </table:table-cell>
          <table:table-cell table:formula="of:=LOG([.E33];10)" office:value-type="float" office:value="-26.3482644035066" calcext:value-type="float">
            <text:p>-26.3482644035</text:p>
          </table:table-cell>
          <table:table-cell table:formula="of:=10^((-40 - [.F33]) / (10 * 2.1))" office:value-type="float" office:value="0.223829514422242" calcext:value-type="float">
            <text:p>0.2238295144</text:p>
          </table:table-cell>
          <table:table-cell table:number-columns-repeated="4"/>
        </table:table-row>
        <table:table-row table:style-name="ro1">
          <table:table-cell office:value-type="float" office:value="1485178820" calcext:value-type="float">
            <text:p>1485178820</text:p>
          </table:table-cell>
          <table:table-cell office:value-type="float" office:value="-42" calcext:value-type="float">
            <text:p>-42</text:p>
          </table:table-cell>
          <table:table-cell table:formula="of:=10^((-40 - [.B34]) / (10 * 2.1))" office:value-type="float" office:value="1.24519708473503" calcext:value-type="float">
            <text:p>1.2451970847</text:p>
          </table:table-cell>
          <table:table-cell table:formula="of:=10^[.B34]" office:value-type="float" office:value="1E-042" calcext:value-type="float">
            <text:p>1E-42</text:p>
          </table:table-cell>
          <table:table-cell table:formula="of:=[.E33]+[.$K$2]*([.D34]-[.E33])" office:value-type="float" office:value="3.36354203770244E-027" calcext:value-type="float">
            <text:p>3.36354203770244E-27</text:p>
          </table:table-cell>
          <table:table-cell table:formula="of:=LOG([.E34];10)" office:value-type="float" office:value="-26.4732031401149" calcext:value-type="float">
            <text:p>-26.4732031401</text:p>
          </table:table-cell>
          <table:table-cell table:formula="of:=10^((-40 - [.F34]) / (10 * 2.1))" office:value-type="float" office:value="0.226916886586777" calcext:value-type="float">
            <text:p>0.2269168866</text:p>
          </table:table-cell>
          <table:table-cell table:number-columns-repeated="4"/>
        </table:table-row>
        <table:table-row table:style-name="ro1">
          <table:table-cell office:value-type="float" office:value="1485178820" calcext:value-type="float">
            <text:p>1485178820</text:p>
          </table:table-cell>
          <table:table-cell office:value-type="float" office:value="-40" calcext:value-type="float">
            <text:p>-40</text:p>
          </table:table-cell>
          <table:table-cell table:formula="of:=10^((-40 - [.B35]) / (10 * 2.1))" office:value-type="float" office:value="1" calcext:value-type="float">
            <text:p>1</text:p>
          </table:table-cell>
          <table:table-cell table:formula="of:=10^[.B35]" office:value-type="float" office:value="1E-040" calcext:value-type="float">
            <text:p>1E-40</text:p>
          </table:table-cell>
          <table:table-cell table:formula="of:=[.E34]+[.$K$2]*([.D35]-[.E34])" office:value-type="float" office:value="2.52265652827686E-027" calcext:value-type="float">
            <text:p>2.52265652827686E-27</text:p>
          </table:table-cell>
          <table:table-cell table:formula="of:=LOG([.E35];10)" office:value-type="float" office:value="-26.5981418767232" calcext:value-type="float">
            <text:p>-26.5981418767</text:p>
          </table:table-cell>
          <table:table-cell table:formula="of:=10^((-40 - [.F35]) / (10 * 2.1))" office:value-type="float" office:value="0.230046844140048" calcext:value-type="float">
            <text:p>0.2300468441</text:p>
          </table:table-cell>
          <table:table-cell table:number-columns-repeated="4"/>
        </table:table-row>
        <table:table-row table:style-name="ro1">
          <table:table-cell office:value-type="float" office:value="1485178821" calcext:value-type="float">
            <text:p>1485178821</text:p>
          </table:table-cell>
          <table:table-cell office:value-type="float" office:value="-42" calcext:value-type="float">
            <text:p>-42</text:p>
          </table:table-cell>
          <table:table-cell table:formula="of:=10^((-40 - [.B36]) / (10 * 2.1))" office:value-type="float" office:value="1.24519708473503" calcext:value-type="float">
            <text:p>1.2451970847</text:p>
          </table:table-cell>
          <table:table-cell table:formula="of:=10^[.B36]" office:value-type="float" office:value="1E-042" calcext:value-type="float">
            <text:p>1E-42</text:p>
          </table:table-cell>
          <table:table-cell table:formula="of:=[.E35]+[.$K$2]*([.D36]-[.E35])" office:value-type="float" office:value="1.89199239620764E-027" calcext:value-type="float">
            <text:p>1.89199239620764E-27</text:p>
          </table:table-cell>
          <table:table-cell table:formula="of:=LOG([.E36];10)" office:value-type="float" office:value="-26.7230806133315" calcext:value-type="float">
            <text:p>-26.7230806133</text:p>
          </table:table-cell>
          <table:table-cell table:formula="of:=10^((-40 - [.F36]) / (10 * 2.1))" office:value-type="float" office:value="0.233219974479764" calcext:value-type="float">
            <text:p>0.2332199745</text:p>
          </table:table-cell>
          <table:table-cell table:number-columns-repeated="4"/>
        </table:table-row>
        <table:table-row table:style-name="ro1">
          <table:table-cell office:value-type="float" office:value="1485178822" calcext:value-type="float">
            <text:p>1485178822</text:p>
          </table:table-cell>
          <table:table-cell office:value-type="float" office:value="-42" calcext:value-type="float">
            <text:p>-42</text:p>
          </table:table-cell>
          <table:table-cell table:formula="of:=10^((-40 - [.B37]) / (10 * 2.1))" office:value-type="float" office:value="1.24519708473503" calcext:value-type="float">
            <text:p>1.2451970847</text:p>
          </table:table-cell>
          <table:table-cell table:formula="of:=10^[.B37]" office:value-type="float" office:value="1E-042" calcext:value-type="float">
            <text:p>1E-42</text:p>
          </table:table-cell>
          <table:table-cell table:formula="of:=[.E36]+[.$K$2]*([.D37]-[.E36])" office:value-type="float" office:value="1.41899429715573E-027" calcext:value-type="float">
            <text:p>1.41899429715573E-27</text:p>
          </table:table-cell>
          <table:table-cell table:formula="of:=LOG([.E37];10)" office:value-type="float" office:value="-26.8480193499398" calcext:value-type="float">
            <text:p>-26.8480193499</text:p>
          </table:table-cell>
          <table:table-cell table:formula="of:=10^((-40 - [.F37]) / (10 * 2.1))" office:value-type="float" office:value="0.23643687310585" calcext:value-type="float">
            <text:p>0.2364368731</text:p>
          </table:table-cell>
          <table:table-cell table:number-columns-repeated="4"/>
        </table:table-row>
        <table:table-row table:style-name="ro1">
          <table:table-cell office:value-type="float" office:value="1485178822" calcext:value-type="float">
            <text:p>1485178822</text:p>
          </table:table-cell>
          <table:table-cell office:value-type="float" office:value="-32" calcext:value-type="float">
            <text:p>-32</text:p>
          </table:table-cell>
          <table:table-cell table:formula="of:=10^((-40 - [.B38]) / (10 * 2.1))" office:value-type="float" office:value="0.415956216307185" calcext:value-type="float">
            <text:p>0.4159562163</text:p>
          </table:table-cell>
          <table:table-cell table:formula="of:=10^[.B38]" office:value-type="float" office:value="1E-032" calcext:value-type="float">
            <text:p>1E-32</text:p>
          </table:table-cell>
          <table:table-cell table:formula="of:=[.E37]+[.$K$2]*([.D38]-[.E37])" office:value-type="float" office:value="1.0642482228668E-027" calcext:value-type="float">
            <text:p>1.0642482228668E-27</text:p>
          </table:table-cell>
          <table:table-cell table:formula="of:=LOG([.E38];10)" office:value-type="float" office:value="-26.9729570663562" calcext:value-type="float">
            <text:p>-26.9729570664</text:p>
          </table:table-cell>
          <table:table-cell table:formula="of:=10^((-40 - [.F38]) / (10 * 2.1))" office:value-type="float" office:value="0.239698116919358" calcext:value-type="float">
            <text:p>0.2396981169</text:p>
          </table:table-cell>
          <table:table-cell table:number-columns-repeated="4"/>
        </table:table-row>
        <table:table-row table:style-name="ro1">
          <table:table-cell office:value-type="float" office:value="1485178822" calcext:value-type="float">
            <text:p>1485178822</text:p>
          </table:table-cell>
          <table:table-cell office:value-type="float" office:value="-30" calcext:value-type="float">
            <text:p>-30</text:p>
          </table:table-cell>
          <table:table-cell table:formula="of:=10^((-40 - [.B39]) / (10 * 2.1))" office:value-type="float" office:value="0.334048498351324" calcext:value-type="float">
            <text:p>0.3340484984</text:p>
          </table:table-cell>
          <table:table-cell table:formula="of:=10^[.B39]" office:value-type="float" office:value="1E-030" calcext:value-type="float">
            <text:p>1E-30</text:p>
          </table:table-cell>
          <table:table-cell table:formula="of:=[.E38]+[.$K$2]*([.D39]-[.E38])" office:value-type="float" office:value="7.984361671501E-028" calcext:value-type="float">
            <text:p>7.984361671501E-28</text:p>
          </table:table-cell>
          <table:table-cell table:formula="of:=LOG([.E39];10)" office:value-type="float" office:value="-27.0977597988274" calcext:value-type="float">
            <text:p>-27.0977597988</text:p>
          </table:table-cell>
          <table:table-cell table:formula="of:=10^((-40 - [.F39]) / (10 * 2.1))" office:value-type="float" office:value="0.243000747457867" calcext:value-type="float">
            <text:p>0.2430007475</text:p>
          </table:table-cell>
          <table:table-cell table:number-columns-repeated="4"/>
        </table:table-row>
        <table:table-row table:style-name="ro1">
          <table:table-cell office:value-type="float" office:value="1485178822" calcext:value-type="float">
            <text:p>1485178822</text:p>
          </table:table-cell>
          <table:table-cell office:value-type="float" office:value="-34" calcext:value-type="float">
            <text:p>-34</text:p>
          </table:table-cell>
          <table:table-cell table:formula="of:=10^((-40 - [.B40]) / (10 * 2.1))" office:value-type="float" office:value="0.517947467923121" calcext:value-type="float">
            <text:p>0.5179474679</text:p>
          </table:table-cell>
          <table:table-cell table:formula="of:=10^[.B40]" office:value-type="float" office:value="1E-034" calcext:value-type="float">
            <text:p>1E-34</text:p>
          </table:table-cell>
          <table:table-cell table:formula="of:=[.E39]+[.$K$2]*([.D40]-[.E39])" office:value-type="float" office:value="5.98827150362575E-028" calcext:value-type="float">
            <text:p>5.98827150362575E-28</text:p>
          </table:table-cell>
          <table:table-cell table:formula="of:=LOG([.E40];10)" office:value-type="float" office:value="-27.2226985173047" calcext:value-type="float">
            <text:p>-27.2226985173</text:p>
          </table:table-cell>
          <table:table-cell table:formula="of:=10^((-40 - [.F40]) / (10 * 2.1))" office:value-type="float" office:value="0.246352555801722" calcext:value-type="float">
            <text:p>0.2463525558</text:p>
          </table:table-cell>
          <table:table-cell table:number-columns-repeated="4"/>
        </table:table-row>
        <table:table-row table:style-name="ro1">
          <table:table-cell office:value-type="float" office:value="1485178823" calcext:value-type="float">
            <text:p>1485178823</text:p>
          </table:table-cell>
          <table:table-cell office:value-type="float" office:value="-40" calcext:value-type="float">
            <text:p>-40</text:p>
          </table:table-cell>
          <table:table-cell table:formula="of:=10^((-40 - [.B41]) / (10 * 2.1))" office:value-type="float" office:value="1" calcext:value-type="float">
            <text:p>1</text:p>
          </table:table-cell>
          <table:table-cell table:formula="of:=10^[.B41]" office:value-type="float" office:value="1E-040" calcext:value-type="float">
            <text:p>1E-40</text:p>
          </table:table-cell>
          <table:table-cell table:formula="of:=[.E40]+[.$K$2]*([.D41]-[.E40])" office:value-type="float" office:value="4.49120362771956E-028" calcext:value-type="float">
            <text:p>4.49120362771956E-28</text:p>
          </table:table-cell>
          <table:table-cell table:formula="of:=LOG([.E41];10)" office:value-type="float" office:value="-27.347637253913" calcext:value-type="float">
            <text:p>-27.3476372539</text:p>
          </table:table-cell>
          <table:table-cell table:formula="of:=10^((-40 - [.F41]) / (10 * 2.1))" office:value-type="float" office:value="0.24975059750059" calcext:value-type="float">
            <text:p>0.2497505975</text:p>
          </table:table-cell>
          <table:table-cell table:number-columns-repeated="4"/>
        </table:table-row>
        <table:table-row table:style-name="ro1">
          <table:table-cell office:value-type="float" office:value="1485178824" calcext:value-type="float">
            <text:p>1485178824</text:p>
          </table:table-cell>
          <table:table-cell office:value-type="float" office:value="-42" calcext:value-type="float">
            <text:p>-42</text:p>
          </table:table-cell>
          <table:table-cell table:formula="of:=10^((-40 - [.B42]) / (10 * 2.1))" office:value-type="float" office:value="1.24519708473503" calcext:value-type="float">
            <text:p>1.2451970847</text:p>
          </table:table-cell>
          <table:table-cell table:formula="of:=10^[.B42]" office:value-type="float" office:value="1E-042" calcext:value-type="float">
            <text:p>1E-42</text:p>
          </table:table-cell>
          <table:table-cell table:formula="of:=[.E41]+[.$K$2]*([.D42]-[.E41])" office:value-type="float" office:value="3.36840272078967E-028" calcext:value-type="float">
            <text:p>3.36840272078967E-28</text:p>
          </table:table-cell>
          <table:table-cell table:formula="of:=LOG([.E42];10)" office:value-type="float" office:value="-27.4725759905213" calcext:value-type="float">
            <text:p>-27.4725759905</text:p>
          </table:table-cell>
          <table:table-cell table:formula="of:=10^((-40 - [.F42]) / (10 * 2.1))" office:value-type="float" office:value="0.253195509780321" calcext:value-type="float">
            <text:p>0.2531955098</text:p>
          </table:table-cell>
          <table:table-cell table:number-columns-repeated="4"/>
        </table:table-row>
        <table:table-row table:style-name="ro1">
          <table:table-cell office:value-type="float" office:value="1485178824" calcext:value-type="float">
            <text:p>1485178824</text:p>
          </table:table-cell>
          <table:table-cell office:value-type="float" office:value="-36" calcext:value-type="float">
            <text:p>-36</text:p>
          </table:table-cell>
          <table:table-cell table:formula="of:=10^((-40 - [.B43]) / (10 * 2.1))" office:value-type="float" office:value="0.644946677103762" calcext:value-type="float">
            <text:p>0.6449466771</text:p>
          </table:table-cell>
          <table:table-cell table:formula="of:=10^[.B43]" office:value-type="float" office:value="1E-036" calcext:value-type="float">
            <text:p>1E-36</text:p>
          </table:table-cell>
          <table:table-cell table:formula="of:=[.E42]+[.$K$2]*([.D43]-[.E42])" office:value-type="float" office:value="2.52630204309226E-028" calcext:value-type="float">
            <text:p>2.52630204309226E-28</text:p>
          </table:table-cell>
          <table:table-cell table:formula="of:=LOG([.E43];10)" office:value-type="float" office:value="-27.5975147266998" calcext:value-type="float">
            <text:p>-27.5975147267</text:p>
          </table:table-cell>
          <table:table-cell table:formula="of:=10^((-40 - [.F43]) / (10 * 2.1))" office:value-type="float" office:value="0.256687939133935" calcext:value-type="float">
            <text:p>0.2566879391</text:p>
          </table:table-cell>
          <table:table-cell table:number-columns-repeated="4"/>
        </table:table-row>
        <table:table-row table:style-name="ro1">
          <table:table-cell office:value-type="float" office:value="1485178824" calcext:value-type="float">
            <text:p>1485178824</text:p>
          </table:table-cell>
          <table:table-cell office:value-type="float" office:value="-38" calcext:value-type="float">
            <text:p>-38</text:p>
          </table:table-cell>
          <table:table-cell table:formula="of:=10^((-40 - [.B44]) / (10 * 2.1))" office:value-type="float" office:value="0.803085722139151" calcext:value-type="float">
            <text:p>0.8030857221</text:p>
          </table:table-cell>
          <table:table-cell table:formula="of:=10^[.B44]" office:value-type="float" office:value="1E-038" calcext:value-type="float">
            <text:p>1E-38</text:p>
          </table:table-cell>
          <table:table-cell table:formula="of:=[.E43]+[.$K$2]*([.D44]-[.E43])" office:value-type="float" office:value="1.89472653234419E-028" calcext:value-type="float">
            <text:p>1.89472653234419E-28</text:p>
          </table:table-cell>
          <table:table-cell table:formula="of:=LOG([.E44];10)" office:value-type="float" office:value="-27.7224534633024" calcext:value-type="float">
            <text:p>-27.7224534633</text:p>
          </table:table-cell>
          <table:table-cell table:formula="of:=10^((-40 - [.F44]) / (10 * 2.1))" office:value-type="float" office:value="0.260228541007924" calcext:value-type="float">
            <text:p>0.260228541</text:p>
          </table:table-cell>
          <table:table-cell table:number-columns-repeated="4"/>
        </table:table-row>
        <table:table-row table:style-name="ro1">
          <table:table-cell office:value-type="float" office:value="1485178824" calcext:value-type="float">
            <text:p>1485178824</text:p>
          </table:table-cell>
          <table:table-cell office:value-type="float" office:value="-40" calcext:value-type="float">
            <text:p>-40</text:p>
          </table:table-cell>
          <table:table-cell table:formula="of:=10^((-40 - [.B45]) / (10 * 2.1))" office:value-type="float" office:value="1" calcext:value-type="float">
            <text:p>1</text:p>
          </table:table-cell>
          <table:table-cell table:formula="of:=10^[.B45]" office:value-type="float" office:value="1E-040" calcext:value-type="float">
            <text:p>1E-40</text:p>
          </table:table-cell>
          <table:table-cell table:formula="of:=[.E44]+[.$K$2]*([.D45]-[.E44])" office:value-type="float" office:value="1.42104489925839E-028" calcext:value-type="float">
            <text:p>1.42104489925839E-28</text:p>
          </table:table-cell>
          <table:table-cell table:formula="of:=LOG([.E45];10)" office:value-type="float" office:value="-27.8473921999106" calcext:value-type="float">
            <text:p>-27.8473921999</text:p>
          </table:table-cell>
          <table:table-cell table:formula="of:=10^((-40 - [.F45]) / (10 * 2.1))" office:value-type="float" office:value="0.263817979853818" calcext:value-type="float">
            <text:p>0.2638179799</text:p>
          </table:table-cell>
          <table:table-cell table:number-columns-repeated="4"/>
        </table:table-row>
        <table:table-row table:style-name="ro1">
          <table:table-cell office:value-type="float" office:value="1485178825" calcext:value-type="float">
            <text:p>1485178825</text:p>
          </table:table-cell>
          <table:table-cell office:value-type="float" office:value="-44" calcext:value-type="float">
            <text:p>-44</text:p>
          </table:table-cell>
          <table:table-cell table:formula="of:=10^((-40 - [.B46]) / (10 * 2.1))" office:value-type="float" office:value="1.55051577983262" calcext:value-type="float">
            <text:p>1.5505157798</text:p>
          </table:table-cell>
          <table:table-cell table:formula="of:=10^[.B46]" office:value-type="float" office:value="1E-044" calcext:value-type="float">
            <text:p>1E-44</text:p>
          </table:table-cell>
          <table:table-cell table:formula="of:=[.E45]+[.$K$2]*([.D46]-[.E45])" office:value-type="float" office:value="1.0657836744438E-028" calcext:value-type="float">
            <text:p>1.0657836744438E-28</text:p>
          </table:table-cell>
          <table:table-cell table:formula="of:=LOG([.E46];10)" office:value-type="float" office:value="-27.9723309365189" calcext:value-type="float">
            <text:p>-27.9723309365</text:p>
          </table:table-cell>
          <table:table-cell table:formula="of:=10^((-40 - [.F46]) / (10 * 2.1))" office:value-type="float" office:value="0.267456929299815" calcext:value-type="float">
            <text:p>0.2674569293</text:p>
          </table:table-cell>
          <table:table-cell table:number-columns-repeated="4"/>
        </table:table-row>
        <table:table-row table:style-name="ro1">
          <table:table-cell office:value-type="float" office:value="1485178826" calcext:value-type="float">
            <text:p>1485178826</text:p>
          </table:table-cell>
          <table:table-cell office:value-type="float" office:value="-42" calcext:value-type="float">
            <text:p>-42</text:p>
          </table:table-cell>
          <table:table-cell table:formula="of:=10^((-40 - [.B47]) / (10 * 2.1))" office:value-type="float" office:value="1.24519708473503" calcext:value-type="float">
            <text:p>1.2451970847</text:p>
          </table:table-cell>
          <table:table-cell table:formula="of:=10^[.B47]" office:value-type="float" office:value="1E-042" calcext:value-type="float">
            <text:p>1E-42</text:p>
          </table:table-cell>
          <table:table-cell table:formula="of:=[.E46]+[.$K$2]*([.D47]-[.E46])" office:value-type="float" office:value="7.99337755832849E-029" calcext:value-type="float">
            <text:p>7.99337755832849E-29</text:p>
          </table:table-cell>
          <table:table-cell table:formula="of:=LOG([.E47];10)" office:value-type="float" office:value="-28.0972696731272" calcext:value-type="float">
            <text:p>-28.0972696731</text:p>
          </table:table-cell>
          <table:table-cell table:formula="of:=10^((-40 - [.F47]) / (10 * 2.1))" office:value-type="float" office:value="0.271146072265896" calcext:value-type="float">
            <text:p>0.2711460723</text:p>
          </table:table-cell>
          <table:table-cell table:number-columns-repeated="4"/>
        </table:table-row>
        <table:table-row table:style-name="ro1">
          <table:table-cell office:value-type="float" office:value="1485178827" calcext:value-type="float">
            <text:p>1485178827</text:p>
          </table:table-cell>
          <table:table-cell office:value-type="float" office:value="-52" calcext:value-type="float">
            <text:p>-52</text:p>
          </table:table-cell>
          <table:table-cell table:formula="of:=10^((-40 - [.B48]) / (10 * 2.1))" office:value-type="float" office:value="3.72759372031494" calcext:value-type="float">
            <text:p>3.7275937203</text:p>
          </table:table-cell>
          <table:table-cell table:formula="of:=10^[.B48]" office:value-type="float" office:value="1E-052" calcext:value-type="float">
            <text:p>1E-52</text:p>
          </table:table-cell>
          <table:table-cell table:formula="of:=[.E47]+[.$K$2]*([.D48]-[.E47])" office:value-type="float" office:value="5.99503316874637E-029" calcext:value-type="float">
            <text:p>5.99503316874637E-29</text:p>
          </table:table-cell>
          <table:table-cell table:formula="of:=LOG([.E48];10)" office:value-type="float" office:value="-28.2222084097355" calcext:value-type="float">
            <text:p>-28.2222084097</text:p>
          </table:table-cell>
          <table:table-cell table:formula="of:=10^((-40 - [.F48]) / (10 * 2.1))" office:value-type="float" office:value="0.274886101091842" calcext:value-type="float">
            <text:p>0.2748861011</text:p>
          </table:table-cell>
          <table:table-cell table:number-columns-repeated="4"/>
        </table:table-row>
        <table:table-row table:style-name="ro1">
          <table:table-cell office:value-type="float" office:value="1485178828" calcext:value-type="float">
            <text:p>1485178828</text:p>
          </table:table-cell>
          <table:table-cell office:value-type="float" office:value="-40" calcext:value-type="float">
            <text:p>-40</text:p>
          </table:table-cell>
          <table:table-cell table:formula="of:=10^((-40 - [.B49]) / (10 * 2.1))" office:value-type="float" office:value="1" calcext:value-type="float">
            <text:p>1</text:p>
          </table:table-cell>
          <table:table-cell table:formula="of:=10^[.B49]" office:value-type="float" office:value="1E-040" calcext:value-type="float">
            <text:p>1E-40</text:p>
          </table:table-cell>
          <table:table-cell table:formula="of:=[.E48]+[.$K$2]*([.D49]-[.E48])" office:value-type="float" office:value="4.49627487656228E-029" calcext:value-type="float">
            <text:p>4.49627487656228E-29</text:p>
          </table:table-cell>
          <table:table-cell table:formula="of:=LOG([.E49];10)" office:value-type="float" office:value="-28.3471471463436" calcext:value-type="float">
            <text:p>-28.3471471463</text:p>
          </table:table-cell>
          <table:table-cell table:formula="of:=10^((-40 - [.F49]) / (10 * 2.1))" office:value-type="float" office:value="0.278677717667152" calcext:value-type="float">
            <text:p>0.2786777177</text:p>
          </table:table-cell>
          <table:table-cell table:number-columns-repeated="4"/>
        </table:table-row>
        <table:table-row table:style-name="ro1">
          <table:table-cell office:value-type="float" office:value="1485178828" calcext:value-type="float">
            <text:p>1485178828</text:p>
          </table:table-cell>
          <table:table-cell office:value-type="float" office:value="-36" calcext:value-type="float">
            <text:p>-36</text:p>
          </table:table-cell>
          <table:table-cell table:formula="of:=10^((-40 - [.B50]) / (10 * 2.1))" office:value-type="float" office:value="0.644946677103762" calcext:value-type="float">
            <text:p>0.6449466771</text:p>
          </table:table-cell>
          <table:table-cell table:formula="of:=10^[.B50]" office:value-type="float" office:value="1E-036" calcext:value-type="float">
            <text:p>1E-36</text:p>
          </table:table-cell>
          <table:table-cell table:formula="of:=[.E49]+[.$K$2]*([.D50]-[.E49])" office:value-type="float" office:value="3.37220618242171E-029" calcext:value-type="float">
            <text:p>3.37220618242171E-29</text:p>
          </table:table-cell>
          <table:table-cell table:formula="of:=LOG([.E50];10)" office:value-type="float" office:value="-28.4720858797322" calcext:value-type="float">
            <text:p>-28.4720858797</text:p>
          </table:table-cell>
          <table:table-cell table:formula="of:=10^((-40 - [.F50]) / (10 * 2.1))" office:value-type="float" office:value="0.282521633463057" calcext:value-type="float">
            <text:p>0.2825216335</text:p>
          </table:table-cell>
          <table:table-cell table:number-columns-repeated="4"/>
        </table:table-row>
        <table:table-row table:style-name="ro1">
          <table:table-cell office:value-type="float" office:value="1485178829" calcext:value-type="float">
            <text:p>1485178829</text:p>
          </table:table-cell>
          <table:table-cell office:value-type="float" office:value="-42" calcext:value-type="float">
            <text:p>-42</text:p>
          </table:table-cell>
          <table:table-cell table:formula="of:=10^((-40 - [.B51]) / (10 * 2.1))" office:value-type="float" office:value="1.24519708473503" calcext:value-type="float">
            <text:p>1.2451970847</text:p>
          </table:table-cell>
          <table:table-cell table:formula="of:=10^[.B51]" office:value-type="float" office:value="1E-042" calcext:value-type="float">
            <text:p>1E-42</text:p>
          </table:table-cell>
          <table:table-cell table:formula="of:=[.E50]+[.$K$2]*([.D51]-[.E50])" office:value-type="float" office:value="2.52915463681631E-029" calcext:value-type="float">
            <text:p>2.52915463681631E-29</text:p>
          </table:table-cell>
          <table:table-cell table:formula="of:=LOG([.E51];10)" office:value-type="float" office:value="-28.5970246163405" calcext:value-type="float">
            <text:p>-28.5970246163</text:p>
          </table:table-cell>
          <table:table-cell table:formula="of:=10^((-40 - [.F51]) / (10 * 2.1))" office:value-type="float" office:value="0.286418570063595" calcext:value-type="float">
            <text:p>0.2864185701</text:p>
          </table:table-cell>
          <table:table-cell table:number-columns-repeated="4"/>
        </table:table-row>
        <table:table-row table:style-name="ro1">
          <table:table-cell office:value-type="float" office:value="1485178829" calcext:value-type="float">
            <text:p>1485178829</text:p>
          </table:table-cell>
          <table:table-cell office:value-type="float" office:value="-46" calcext:value-type="float">
            <text:p>-46</text:p>
          </table:table-cell>
          <table:table-cell table:formula="of:=10^((-40 - [.B52]) / (10 * 2.1))" office:value-type="float" office:value="1.93069772888325" calcext:value-type="float">
            <text:p>1.9306977289</text:p>
          </table:table-cell>
          <table:table-cell table:formula="of:=10^[.B52]" office:value-type="float" office:value="1E-046" calcext:value-type="float">
            <text:p>1E-46</text:p>
          </table:table-cell>
          <table:table-cell table:formula="of:=[.E51]+[.$K$2]*([.D52]-[.E51])" office:value-type="float" office:value="1.89686597761223E-029" calcext:value-type="float">
            <text:p>1.89686597761223E-29</text:p>
          </table:table-cell>
          <table:table-cell table:formula="of:=LOG([.E52];10)" office:value-type="float" office:value="-28.7219633529488" calcext:value-type="float">
            <text:p>-28.7219633529</text:p>
          </table:table-cell>
          <table:table-cell table:formula="of:=10^((-40 - [.F52]) / (10 * 2.1))" office:value-type="float" office:value="0.290369258706703" calcext:value-type="float">
            <text:p>0.2903692587</text:p>
          </table:table-cell>
          <table:table-cell table:number-columns-repeated="4"/>
        </table:table-row>
        <table:table-row table:style-name="ro1">
          <table:table-cell office:value-type="float" office:value="1485178830" calcext:value-type="float">
            <text:p>1485178830</text:p>
          </table:table-cell>
          <table:table-cell office:value-type="float" office:value="-50" calcext:value-type="float">
            <text:p>-50</text:p>
          </table:table-cell>
          <table:table-cell table:formula="of:=10^((-40 - [.B53]) / (10 * 2.1))" office:value-type="float" office:value="2.99357729472049" calcext:value-type="float">
            <text:p>2.9935772947</text:p>
          </table:table-cell>
          <table:table-cell table:formula="of:=10^[.B53]" office:value-type="float" office:value="1E-050" calcext:value-type="float">
            <text:p>1E-50</text:p>
          </table:table-cell>
          <table:table-cell table:formula="of:=[.E52]+[.$K$2]*([.D53]-[.E52])" office:value-type="float" office:value="1.42264948320917E-029" calcext:value-type="float">
            <text:p>1.42264948320917E-29</text:p>
          </table:table-cell>
          <table:table-cell table:formula="of:=LOG([.E53];10)" office:value-type="float" office:value="-28.8469020895571" calcext:value-type="float">
            <text:p>-28.8469020896</text:p>
          </table:table-cell>
          <table:table-cell table:formula="of:=10^((-40 - [.F53]) / (10 * 2.1))" office:value-type="float" office:value="0.294374440816318" calcext:value-type="float">
            <text:p>0.2943744408</text:p>
          </table:table-cell>
          <table:table-cell table:number-columns-repeated="4"/>
        </table:table-row>
        <table:table-row table:style-name="ro1">
          <table:table-cell office:value-type="float" office:value="1485178830" calcext:value-type="float">
            <text:p>1485178830</text:p>
          </table:table-cell>
          <table:table-cell office:value-type="float" office:value="-38" calcext:value-type="float">
            <text:p>-38</text:p>
          </table:table-cell>
          <table:table-cell table:formula="of:=10^((-40 - [.B54]) / (10 * 2.1))" office:value-type="float" office:value="0.803085722139151" calcext:value-type="float">
            <text:p>0.8030857221</text:p>
          </table:table-cell>
          <table:table-cell table:formula="of:=10^[.B54]" office:value-type="float" office:value="1E-038" calcext:value-type="float">
            <text:p>1E-38</text:p>
          </table:table-cell>
          <table:table-cell table:formula="of:=[.E53]+[.$K$2]*([.D54]-[.E53])" office:value-type="float" office:value="1.06698711265688E-029" calcext:value-type="float">
            <text:p>1.06698711265688E-29</text:p>
          </table:table-cell>
          <table:table-cell table:formula="of:=LOG([.E54];10)" office:value-type="float" office:value="-28.9718408260636" calcext:value-type="float">
            <text:p>-28.9718408261</text:p>
          </table:table-cell>
          <table:table-cell table:formula="of:=10^((-40 - [.F54]) / (10 * 2.1))" office:value-type="float" office:value="0.298434868039812" calcext:value-type="float">
            <text:p>0.298434868</text:p>
          </table:table-cell>
          <table:table-cell table:number-columns-repeated="4"/>
        </table:table-row>
        <table:table-row table:style-name="ro1">
          <table:table-cell office:value-type="float" office:value="1485178830" calcext:value-type="float">
            <text:p>1485178830</text:p>
          </table:table-cell>
          <table:table-cell office:value-type="float" office:value="-38" calcext:value-type="float">
            <text:p>-38</text:p>
          </table:table-cell>
          <table:table-cell table:formula="of:=10^((-40 - [.B55]) / (10 * 2.1))" office:value-type="float" office:value="0.803085722139151" calcext:value-type="float">
            <text:p>0.8030857221</text:p>
          </table:table-cell>
          <table:table-cell table:formula="of:=10^[.B55]" office:value-type="float" office:value="1E-038" calcext:value-type="float">
            <text:p>1E-38</text:p>
          </table:table-cell>
          <table:table-cell table:formula="of:=[.E54]+[.$K$2]*([.D55]-[.E54])" office:value-type="float" office:value="8.00240334742659E-030" calcext:value-type="float">
            <text:p>8.00240334742659E-30</text:p>
          </table:table-cell>
          <table:table-cell table:formula="of:=LOG([.E55];10)" office:value-type="float" office:value="-29.0967795625363" calcext:value-type="float">
            <text:p>-29.0967795625</text:p>
          </table:table-cell>
          <table:table-cell table:formula="of:=10^((-40 - [.F55]) / (10 * 2.1))" office:value-type="float" office:value="0.302551302397826" calcext:value-type="float">
            <text:p>0.3025513024</text:p>
          </table:table-cell>
          <table:table-cell table:number-columns-repeated="4"/>
        </table:table-row>
        <table:table-row table:style-name="ro1">
          <table:table-cell office:value-type="float" office:value="1485178831" calcext:value-type="float">
            <text:p>1485178831</text:p>
          </table:table-cell>
          <table:table-cell office:value-type="float" office:value="-38" calcext:value-type="float">
            <text:p>-38</text:p>
          </table:table-cell>
          <table:table-cell table:formula="of:=10^((-40 - [.B56]) / (10 * 2.1))" office:value-type="float" office:value="0.803085722139151" calcext:value-type="float">
            <text:p>0.8030857221</text:p>
          </table:table-cell>
          <table:table-cell table:formula="of:=10^[.B56]" office:value-type="float" office:value="1E-038" calcext:value-type="float">
            <text:p>1E-38</text:p>
          </table:table-cell>
          <table:table-cell table:formula="of:=[.E55]+[.$K$2]*([.D56]-[.E55])" office:value-type="float" office:value="6.00180251306994E-030" calcext:value-type="float">
            <text:p>6.00180251306994E-30</text:p>
          </table:table-cell>
          <table:table-cell table:formula="of:=LOG([.E56];10)" office:value-type="float" office:value="-29.2217182989636" calcext:value-type="float">
            <text:p>-29.221718299</text:p>
          </table:table-cell>
          <table:table-cell table:formula="of:=10^((-40 - [.F56]) / (10 * 2.1))" office:value-type="float" office:value="0.306724516419293" calcext:value-type="float">
            <text:p>0.3067245164</text:p>
          </table:table-cell>
          <table:table-cell table:number-columns-repeated="4"/>
        </table:table-row>
        <table:table-row table:style-name="ro1">
          <table:table-cell office:value-type="float" office:value="1485178831" calcext:value-type="float">
            <text:p>1485178831</text:p>
          </table:table-cell>
          <table:table-cell office:value-type="float" office:value="-42" calcext:value-type="float">
            <text:p>-42</text:p>
          </table:table-cell>
          <table:table-cell table:formula="of:=10^((-40 - [.B57]) / (10 * 2.1))" office:value-type="float" office:value="1.24519708473503" calcext:value-type="float">
            <text:p>1.2451970847</text:p>
          </table:table-cell>
          <table:table-cell table:formula="of:=10^[.B57]" office:value-type="float" office:value="1E-042" calcext:value-type="float">
            <text:p>1E-42</text:p>
          </table:table-cell>
          <table:table-cell table:formula="of:=[.E56]+[.$K$2]*([.D57]-[.E56])" office:value-type="float" office:value="4.50135188480271E-030" calcext:value-type="float">
            <text:p>4.50135188480271E-30</text:p>
          </table:table-cell>
          <table:table-cell table:formula="of:=LOG([.E57];10)" office:value-type="float" office:value="-29.3466570355719" calcext:value-type="float">
            <text:p>-29.3466570356</text:p>
          </table:table-cell>
          <table:table-cell table:formula="of:=10^((-40 - [.F57]) / (10 * 2.1))" office:value-type="float" office:value="0.310955293297032" calcext:value-type="float">
            <text:p>0.3109552933</text:p>
          </table:table-cell>
          <table:table-cell table:number-columns-repeated="4"/>
        </table:table-row>
        <table:table-row table:style-name="ro1">
          <table:table-cell office:value-type="float" office:value="1485178832" calcext:value-type="float">
            <text:p>1485178832</text:p>
          </table:table-cell>
          <table:table-cell office:value-type="float" office:value="-42" calcext:value-type="float">
            <text:p>-42</text:p>
          </table:table-cell>
          <table:table-cell table:formula="of:=10^((-40 - [.B58]) / (10 * 2.1))" office:value-type="float" office:value="1.24519708473503" calcext:value-type="float">
            <text:p>1.2451970847</text:p>
          </table:table-cell>
          <table:table-cell table:formula="of:=10^[.B58]" office:value-type="float" office:value="1E-042" calcext:value-type="float">
            <text:p>1E-42</text:p>
          </table:table-cell>
          <table:table-cell table:formula="of:=[.E57]+[.$K$2]*([.D58]-[.E57])" office:value-type="float" office:value="3.37601391360228E-030" calcext:value-type="float">
            <text:p>3.37601391360228E-30</text:p>
          </table:table-cell>
          <table:table-cell table:formula="of:=LOG([.E58];10)" office:value-type="float" office:value="-29.4715957721802" calcext:value-type="float">
            <text:p>-29.4715957722</text:p>
          </table:table-cell>
          <table:table-cell table:formula="of:=10^((-40 - [.F58]) / (10 * 2.1))" office:value-type="float" office:value="0.315244427013012" calcext:value-type="float">
            <text:p>0.315244427</text:p>
          </table:table-cell>
          <table:table-cell table:number-columns-repeated="4"/>
        </table:table-row>
        <table:table-row table:style-name="ro1">
          <table:table-cell office:value-type="float" office:value="1485178832" calcext:value-type="float">
            <text:p>1485178832</text:p>
          </table:table-cell>
          <table:table-cell office:value-type="float" office:value="-38" calcext:value-type="float">
            <text:p>-38</text:p>
          </table:table-cell>
          <table:table-cell table:formula="of:=10^((-40 - [.B59]) / (10 * 2.1))" office:value-type="float" office:value="0.803085722139151" calcext:value-type="float">
            <text:p>0.8030857221</text:p>
          </table:table-cell>
          <table:table-cell table:formula="of:=10^[.B59]" office:value-type="float" office:value="1E-038" calcext:value-type="float">
            <text:p>1E-38</text:p>
          </table:table-cell>
          <table:table-cell table:formula="of:=[.E58]+[.$K$2]*([.D59]-[.E58])" office:value-type="float" office:value="2.53201043770171E-030" calcext:value-type="float">
            <text:p>2.53201043770171E-30</text:p>
          </table:table-cell>
          <table:table-cell table:formula="of:=LOG([.E59];10)" office:value-type="float" office:value="-29.5965345083597" calcext:value-type="float">
            <text:p>-29.5965345084</text:p>
          </table:table-cell>
          <table:table-cell table:formula="of:=10^((-40 - [.F59]) / (10 * 2.1))" office:value-type="float" office:value="0.319592722491978" calcext:value-type="float">
            <text:p>0.3195927225</text:p>
          </table:table-cell>
          <table:table-cell table:number-columns-repeated="4"/>
        </table:table-row>
        <table:table-row table:style-name="ro1">
          <table:table-cell office:value-type="float" office:value="1485178832" calcext:value-type="float">
            <text:p>1485178832</text:p>
          </table:table-cell>
          <table:table-cell office:value-type="float" office:value="-38" calcext:value-type="float">
            <text:p>-38</text:p>
          </table:table-cell>
          <table:table-cell table:formula="of:=10^((-40 - [.B60]) / (10 * 2.1))" office:value-type="float" office:value="0.803085722139151" calcext:value-type="float">
            <text:p>0.8030857221</text:p>
          </table:table-cell>
          <table:table-cell table:formula="of:=10^[.B60]" office:value-type="float" office:value="1E-038" calcext:value-type="float">
            <text:p>1E-38</text:p>
          </table:table-cell>
          <table:table-cell table:formula="of:=[.E59]+[.$K$2]*([.D60]-[.E59])" office:value-type="float" office:value="1.89900783077628E-030" calcext:value-type="float">
            <text:p>1.89900783077628E-30</text:p>
          </table:table-cell>
          <table:table-cell table:formula="of:=LOG([.E60];10)" office:value-type="float" office:value="-29.7214732443963" calcext:value-type="float">
            <text:p>-29.7214732444</text:p>
          </table:table-cell>
          <table:table-cell table:formula="of:=10^((-40 - [.F60]) / (10 * 2.1))" office:value-type="float" office:value="0.324000995786097" calcext:value-type="float">
            <text:p>0.3240009958</text:p>
          </table:table-cell>
          <table:table-cell table:number-columns-repeated="4"/>
        </table:table-row>
        <table:table-row table:style-name="ro1">
          <table:table-cell office:value-type="float" office:value="1485178833" calcext:value-type="float">
            <text:p>1485178833</text:p>
          </table:table-cell>
          <table:table-cell office:value-type="float" office:value="-44" calcext:value-type="float">
            <text:p>-44</text:p>
          </table:table-cell>
          <table:table-cell table:formula="of:=10^((-40 - [.B61]) / (10 * 2.1))" office:value-type="float" office:value="1.55051577983262" calcext:value-type="float">
            <text:p>1.5505157798</text:p>
          </table:table-cell>
          <table:table-cell table:formula="of:=10^[.B61]" office:value-type="float" office:value="1E-044" calcext:value-type="float">
            <text:p>1E-44</text:p>
          </table:table-cell>
          <table:table-cell table:formula="of:=[.E60]+[.$K$2]*([.D61]-[.E60])" office:value-type="float" office:value="1.42425587308221E-030" calcext:value-type="float">
            <text:p>1.42425587308221E-30</text:p>
          </table:table-cell>
          <table:table-cell table:formula="of:=LOG([.E61];10)" office:value-type="float" office:value="-29.8464119810045" calcext:value-type="float">
            <text:p>-29.846411981</text:p>
          </table:table-cell>
          <table:table-cell table:formula="of:=10^((-40 - [.F61]) / (10 * 2.1))" office:value-type="float" office:value="0.328470074219536" calcext:value-type="float">
            <text:p>0.3284700742</text:p>
          </table:table-cell>
          <table:table-cell table:number-columns-repeated="4"/>
        </table:table-row>
        <table:table-row table:style-name="ro1">
          <table:table-cell office:value-type="float" office:value="1485178834" calcext:value-type="float">
            <text:p>1485178834</text:p>
          </table:table-cell>
          <table:table-cell office:value-type="float" office:value="-42" calcext:value-type="float">
            <text:p>-42</text:p>
          </table:table-cell>
          <table:table-cell table:formula="of:=10^((-40 - [.B62]) / (10 * 2.1))" office:value-type="float" office:value="1.24519708473503" calcext:value-type="float">
            <text:p>1.2451970847</text:p>
          </table:table-cell>
          <table:table-cell table:formula="of:=10^[.B62]" office:value-type="float" office:value="1E-042" calcext:value-type="float">
            <text:p>1E-42</text:p>
          </table:table-cell>
          <table:table-cell table:formula="of:=[.E61]+[.$K$2]*([.D62]-[.E61])" office:value-type="float" office:value="1.06819190481191E-030" calcext:value-type="float">
            <text:p>1.06819190481191E-30</text:p>
          </table:table-cell>
          <table:table-cell table:formula="of:=LOG([.E62];10)" office:value-type="float" office:value="-29.9713507176128" calcext:value-type="float">
            <text:p>-29.9713507176</text:p>
          </table:table-cell>
          <table:table-cell table:formula="of:=10^((-40 - [.F62]) / (10 * 2.1))" office:value-type="float" office:value="0.33300079648217" calcext:value-type="float">
            <text:p>0.3330007965</text:p>
          </table:table-cell>
          <table:table-cell table:number-columns-repeated="4"/>
        </table:table-row>
        <table:table-row table:style-name="ro1">
          <table:table-cell office:value-type="float" office:value="1485178834" calcext:value-type="float">
            <text:p>1485178834</text:p>
          </table:table-cell>
          <table:table-cell office:value-type="float" office:value="-38" calcext:value-type="float">
            <text:p>-38</text:p>
          </table:table-cell>
          <table:table-cell table:formula="of:=10^((-40 - [.B63]) / (10 * 2.1))" office:value-type="float" office:value="0.803085722139151" calcext:value-type="float">
            <text:p>0.8030857221</text:p>
          </table:table-cell>
          <table:table-cell table:formula="of:=10^[.B63]" office:value-type="float" office:value="1E-038" calcext:value-type="float">
            <text:p>1E-38</text:p>
          </table:table-cell>
          <table:table-cell table:formula="of:=[.E62]+[.$K$2]*([.D63]-[.E62])" office:value-type="float" office:value="8.01143931108933E-031" calcext:value-type="float">
            <text:p>8.01143931108933E-31</text:p>
          </table:table-cell>
          <table:table-cell table:formula="of:=LOG([.E63];10)" office:value-type="float" office:value="-30.0962894528658" calcext:value-type="float">
            <text:p>-30.0962894529</text:p>
          </table:table-cell>
          <table:table-cell table:formula="of:=10^((-40 - [.F63]) / (10 * 2.1))" office:value-type="float" office:value="0.337594012802423" calcext:value-type="float">
            <text:p>0.3375940128</text:p>
          </table:table-cell>
          <table:table-cell table:number-columns-repeated="4"/>
        </table:table-row>
        <table:table-row table:style-name="ro1">
          <table:table-cell office:value-type="float" office:value="1485178834" calcext:value-type="float">
            <text:p>1485178834</text:p>
          </table:table-cell>
          <table:table-cell office:value-type="float" office:value="-38" calcext:value-type="float">
            <text:p>-38</text:p>
          </table:table-cell>
          <table:table-cell table:formula="of:=10^((-40 - [.B64]) / (10 * 2.1))" office:value-type="float" office:value="0.803085722139151" calcext:value-type="float">
            <text:p>0.8030857221</text:p>
          </table:table-cell>
          <table:table-cell table:formula="of:=10^[.B64]" office:value-type="float" office:value="1E-038" calcext:value-type="float">
            <text:p>1E-38</text:p>
          </table:table-cell>
          <table:table-cell table:formula="of:=[.E63]+[.$K$2]*([.D64]-[.E63])" office:value-type="float" office:value="6.008579508317E-031" calcext:value-type="float">
            <text:p>6.008579508317E-31</text:p>
          </table:table-cell>
          <table:table-cell table:formula="of:=LOG([.E64];10)" office:value-type="float" office:value="-30.2212281876671" calcext:value-type="float">
            <text:p>-30.2212281877</text:p>
          </table:table-cell>
          <table:table-cell table:formula="of:=10^((-40 - [.F64]) / (10 * 2.1))" office:value-type="float" office:value="0.342250585218944" calcext:value-type="float">
            <text:p>0.3422505852</text:p>
          </table:table-cell>
          <table:table-cell table:number-columns-repeated="4"/>
        </table:table-row>
        <table:table-row table:style-name="ro1">
          <table:table-cell office:value-type="float" office:value="1485178835" calcext:value-type="float">
            <text:p>1485178835</text:p>
          </table:table-cell>
          <table:table-cell office:value-type="float" office:value="-36" calcext:value-type="float">
            <text:p>-36</text:p>
          </table:table-cell>
          <table:table-cell table:formula="of:=10^((-40 - [.B65]) / (10 * 2.1))" office:value-type="float" office:value="0.644946677103762" calcext:value-type="float">
            <text:p>0.6449466771</text:p>
          </table:table-cell>
          <table:table-cell table:formula="of:=10^[.B65]" office:value-type="float" office:value="1E-036" calcext:value-type="float">
            <text:p>1E-36</text:p>
          </table:table-cell>
          <table:table-cell table:formula="of:=[.E64]+[.$K$2]*([.D65]-[.E64])" office:value-type="float" office:value="4.50643713123775E-031" calcext:value-type="float">
            <text:p>4.50643713123775E-31</text:p>
          </table:table-cell>
          <table:table-cell table:formula="of:=LOG([.E65];10)" office:value-type="float" office:value="-30.3461666833453" calcext:value-type="float">
            <text:p>-30.3461666833</text:p>
          </table:table-cell>
          <table:table-cell table:formula="of:=10^((-40 - [.F65]) / (10 * 2.1))" office:value-type="float" office:value="0.346971378547745" calcext:value-type="float">
            <text:p>0.3469713785</text:p>
          </table:table-cell>
          <table:table-cell table:number-columns-repeated="4"/>
        </table:table-row>
        <table:table-row table:style-name="ro1">
          <table:table-cell office:value-type="float" office:value="1485178835" calcext:value-type="float">
            <text:p>1485178835</text:p>
          </table:table-cell>
          <table:table-cell office:value-type="float" office:value="-46" calcext:value-type="float">
            <text:p>-46</text:p>
          </table:table-cell>
          <table:table-cell table:formula="of:=10^((-40 - [.B66]) / (10 * 2.1))" office:value-type="float" office:value="1.93069772888325" calcext:value-type="float">
            <text:p>1.9306977289</text:p>
          </table:table-cell>
          <table:table-cell table:formula="of:=10^[.B66]" office:value-type="float" office:value="1E-046" calcext:value-type="float">
            <text:p>1E-46</text:p>
          </table:table-cell>
          <table:table-cell table:formula="of:=[.E65]+[.$K$2]*([.D66]-[.E65])" office:value-type="float" office:value="3.37982784842831E-031" calcext:value-type="float">
            <text:p>3.37982784842831E-31</text:p>
          </table:table-cell>
          <table:table-cell table:formula="of:=LOG([.E66];10)" office:value-type="float" office:value="-30.4711054199536" calcext:value-type="float">
            <text:p>-30.47110542</text:p>
          </table:table-cell>
          <table:table-cell table:formula="of:=10^((-40 - [.F66]) / (10 * 2.1))" office:value-type="float" office:value="0.351757296878416" calcext:value-type="float">
            <text:p>0.3517572969</text:p>
          </table:table-cell>
          <table:table-cell table:number-columns-repeated="4"/>
        </table:table-row>
        <table:table-row table:style-name="ro1">
          <table:table-cell office:value-type="float" office:value="1485178836" calcext:value-type="float">
            <text:p>1485178836</text:p>
          </table:table-cell>
          <table:table-cell office:value-type="float" office:value="-38" calcext:value-type="float">
            <text:p>-38</text:p>
          </table:table-cell>
          <table:table-cell table:formula="of:=10^((-40 - [.B67]) / (10 * 2.1))" office:value-type="float" office:value="0.803085722139151" calcext:value-type="float">
            <text:p>0.8030857221</text:p>
          </table:table-cell>
          <table:table-cell table:formula="of:=10^[.B67]" office:value-type="float" office:value="1E-038" calcext:value-type="float">
            <text:p>1E-38</text:p>
          </table:table-cell>
          <table:table-cell table:formula="of:=[.E66]+[.$K$2]*([.D67]-[.E66])" office:value-type="float" office:value="2.53487091132123E-031" calcext:value-type="float">
            <text:p>2.53487091132123E-31</text:p>
          </table:table-cell>
          <table:table-cell table:formula="of:=LOG([.E67];10)" office:value-type="float" office:value="-30.5960441522787" calcext:value-type="float">
            <text:p>-30.5960441523</text:p>
          </table:table-cell>
          <table:table-cell table:formula="of:=10^((-40 - [.F67]) / (10 * 2.1))" office:value-type="float" office:value="0.356609229173275" calcext:value-type="float">
            <text:p>0.3566092292</text:p>
          </table:table-cell>
          <table:table-cell table:number-columns-repeated="4"/>
        </table:table-row>
        <table:table-row table:style-name="ro1">
          <table:table-cell office:value-type="float" office:value="1485178837" calcext:value-type="float">
            <text:p>1485178837</text:p>
          </table:table-cell>
          <table:table-cell office:value-type="float" office:value="-36" calcext:value-type="float">
            <text:p>-36</text:p>
          </table:table-cell>
          <table:table-cell table:formula="of:=10^((-40 - [.B68]) / (10 * 2.1))" office:value-type="float" office:value="0.644946677103762" calcext:value-type="float">
            <text:p>0.6449466771</text:p>
          </table:table-cell>
          <table:table-cell table:formula="of:=10^[.B68]" office:value-type="float" office:value="1E-036" calcext:value-type="float">
            <text:p>1E-36</text:p>
          </table:table-cell>
          <table:table-cell table:formula="of:=[.E67]+[.$K$2]*([.D68]-[.E67])" office:value-type="float" office:value="1.90115568349093E-031" calcext:value-type="float">
            <text:p>1.90115568349093E-31</text:p>
          </table:table-cell>
          <table:table-cell table:formula="of:=LOG([.E68];10)" office:value-type="float" office:value="-30.7209823177939" calcext:value-type="float">
            <text:p>-30.7209823178</text:p>
          </table:table-cell>
          <table:table-cell table:formula="of:=10^((-40 - [.F68]) / (10 * 2.1))" office:value-type="float" office:value="0.361528063686543" calcext:value-type="float">
            <text:p>0.3615280637</text:p>
          </table:table-cell>
          <table:table-cell table:number-columns-repeated="4"/>
        </table:table-row>
        <table:table-row table:style-name="ro1">
          <table:table-cell office:value-type="float" office:value="1485178837" calcext:value-type="float">
            <text:p>1485178837</text:p>
          </table:table-cell>
          <table:table-cell office:value-type="float" office:value="-40" calcext:value-type="float">
            <text:p>-40</text:p>
          </table:table-cell>
          <table:table-cell table:formula="of:=10^((-40 - [.B69]) / (10 * 2.1))" office:value-type="float" office:value="1" calcext:value-type="float">
            <text:p>1</text:p>
          </table:table-cell>
          <table:table-cell table:formula="of:=10^[.B69]" office:value-type="float" office:value="1E-040" calcext:value-type="float">
            <text:p>1E-40</text:p>
          </table:table-cell>
          <table:table-cell table:formula="of:=[.E68]+[.$K$2]*([.D69]-[.E68])" office:value-type="float" office:value="1.42586676286819E-031" calcext:value-type="float">
            <text:p>1.42586676286819E-31</text:p>
          </table:table-cell>
          <table:table-cell table:formula="of:=LOG([.E69];10)" office:value-type="float" office:value="-30.845921054326" calcext:value-type="float">
            <text:p>-30.8459210543</text:p>
          </table:table-cell>
          <table:table-cell table:formula="of:=10^((-40 - [.F69]) / (10 * 2.1))" office:value-type="float" office:value="0.366514768334142" calcext:value-type="float">
            <text:p>0.3665147683</text:p>
          </table:table-cell>
          <table:table-cell table:number-columns-repeated="4"/>
        </table:table-row>
        <table:table-row table:style-name="ro1">
          <table:table-cell office:value-type="float" office:value="1485178838" calcext:value-type="float">
            <text:p>1485178838</text:p>
          </table:table-cell>
          <table:table-cell office:value-type="float" office:value="-42" calcext:value-type="float">
            <text:p>-42</text:p>
          </table:table-cell>
          <table:table-cell table:formula="of:=10^((-40 - [.B70]) / (10 * 2.1))" office:value-type="float" office:value="1.24519708473503" calcext:value-type="float">
            <text:p>1.2451970847</text:p>
          </table:table-cell>
          <table:table-cell table:formula="of:=10^[.B70]" office:value-type="float" office:value="1E-042" calcext:value-type="float">
            <text:p>1E-42</text:p>
          </table:table-cell>
          <table:table-cell table:formula="of:=[.E69]+[.$K$2]*([.D70]-[.E69])" office:value-type="float" office:value="1.06940007215365E-031" calcext:value-type="float">
            <text:p>1.06940007215365E-31</text:p>
          </table:table-cell>
          <table:table-cell table:formula="of:=LOG([.E70];10)" office:value-type="float" office:value="-30.9708597909333" calcext:value-type="float">
            <text:p>-30.9708597909</text:p>
          </table:table-cell>
          <table:table-cell table:formula="of:=10^((-40 - [.F70]) / (10 * 2.1))" office:value-type="float" office:value="0.371570256644329" calcext:value-type="float">
            <text:p>0.3715702566</text:p>
          </table:table-cell>
          <table:table-cell table:number-columns-repeated="4"/>
        </table:table-row>
        <table:table-row table:style-name="ro1">
          <table:table-cell office:value-type="float" office:value="1485178838" calcext:value-type="float">
            <text:p>1485178838</text:p>
          </table:table-cell>
          <table:table-cell office:value-type="float" office:value="-42" calcext:value-type="float">
            <text:p>-42</text:p>
          </table:table-cell>
          <table:table-cell table:formula="of:=10^((-40 - [.B71]) / (10 * 2.1))" office:value-type="float" office:value="1.24519708473503" calcext:value-type="float">
            <text:p>1.2451970847</text:p>
          </table:table-cell>
          <table:table-cell table:formula="of:=10^[.B71]" office:value-type="float" office:value="1E-042" calcext:value-type="float">
            <text:p>1E-42</text:p>
          </table:table-cell>
          <table:table-cell table:formula="of:=[.E70]+[.$K$2]*([.D71]-[.E70])" office:value-type="float" office:value="8.02050054117734E-032" calcext:value-type="float">
            <text:p>8.02050054117734E-32</text:p>
          </table:table-cell>
          <table:table-cell table:formula="of:=LOG([.E71];10)" office:value-type="float" office:value="-31.0957985275403" calcext:value-type="float">
            <text:p>-31.0957985275</text:p>
          </table:table-cell>
          <table:table-cell table:formula="of:=10^((-40 - [.F71]) / (10 * 2.1))" office:value-type="float" office:value="0.376695477375301" calcext:value-type="float">
            <text:p>0.3766954774</text:p>
          </table:table-cell>
          <table:table-cell table:number-columns-repeated="4"/>
        </table:table-row>
        <table:table-row table:style-name="ro1">
          <table:table-cell office:value-type="float" office:value="1485178839" calcext:value-type="float">
            <text:p>1485178839</text:p>
          </table:table-cell>
          <table:table-cell office:value-type="float" office:value="-38" calcext:value-type="float">
            <text:p>-38</text:p>
          </table:table-cell>
          <table:table-cell table:formula="of:=10^((-40 - [.B72]) / (10 * 2.1))" office:value-type="float" office:value="0.803085722139151" calcext:value-type="float">
            <text:p>0.8030857221</text:p>
          </table:table-cell>
          <table:table-cell table:formula="of:=10^[.B72]" office:value-type="float" office:value="1E-038" calcext:value-type="float">
            <text:p>1E-38</text:p>
          </table:table-cell>
          <table:table-cell table:formula="of:=[.E71]+[.$K$2]*([.D72]-[.E71])" office:value-type="float" office:value="6.01537565588301E-032" calcext:value-type="float">
            <text:p>6.01537565588301E-32</text:p>
          </table:table-cell>
          <table:table-cell table:formula="of:=LOG([.E72];10)" office:value-type="float" office:value="-31.2207372460992" calcext:value-type="float">
            <text:p>-31.2207372461</text:p>
          </table:table-cell>
          <table:table-cell table:formula="of:=10^((-40 - [.F72]) / (10 * 2.1))" office:value-type="float" office:value="0.381891391619184" calcext:value-type="float">
            <text:p>0.3818913916</text:p>
          </table:table-cell>
          <table:table-cell table:number-columns-repeated="4"/>
        </table:table-row>
        <table:table-row table:style-name="ro1">
          <table:table-cell office:value-type="float" office:value="1485178839" calcext:value-type="float">
            <text:p>1485178839</text:p>
          </table:table-cell>
          <table:table-cell office:value-type="float" office:value="-38" calcext:value-type="float">
            <text:p>-38</text:p>
          </table:table-cell>
          <table:table-cell table:formula="of:=10^((-40 - [.B73]) / (10 * 2.1))" office:value-type="float" office:value="0.803085722139151" calcext:value-type="float">
            <text:p>0.8030857221</text:p>
          </table:table-cell>
          <table:table-cell table:formula="of:=10^[.B73]" office:value-type="float" office:value="1E-038" calcext:value-type="float">
            <text:p>1E-38</text:p>
          </table:table-cell>
          <table:table-cell table:formula="of:=[.E72]+[.$K$2]*([.D73]-[.E72])" office:value-type="float" office:value="4.51153199191226E-032" calcext:value-type="float">
            <text:p>4.51153199191226E-32</text:p>
          </table:table-cell>
          <table:table-cell table:formula="of:=LOG([.E73];10)" office:value-type="float" office:value="-31.3456759586417" calcext:value-type="float">
            <text:p>-31.3456759586</text:p>
          </table:table-cell>
          <table:table-cell table:formula="of:=10^((-40 - [.F73]) / (10 * 2.1))" office:value-type="float" office:value="0.387158974970454" calcext:value-type="float">
            <text:p>0.387158975</text:p>
          </table:table-cell>
          <table:table-cell table:number-columns-repeated="4"/>
        </table:table-row>
        <table:table-row table:style-name="ro1">
          <table:table-cell office:value-type="float" office:value="1485178839" calcext:value-type="float">
            <text:p>1485178839</text:p>
          </table:table-cell>
          <table:table-cell office:value-type="float" office:value="-38" calcext:value-type="float">
            <text:p>-38</text:p>
          </table:table-cell>
          <table:table-cell table:formula="of:=10^((-40 - [.B74]) / (10 * 2.1))" office:value-type="float" office:value="0.803085722139151" calcext:value-type="float">
            <text:p>0.8030857221</text:p>
          </table:table-cell>
          <table:table-cell table:formula="of:=10^[.B74]" office:value-type="float" office:value="1E-038" calcext:value-type="float">
            <text:p>1E-38</text:p>
          </table:table-cell>
          <table:table-cell table:formula="of:=[.E73]+[.$K$2]*([.D74]-[.E73])" office:value-type="float" office:value="3.38364924393419E-032" calcext:value-type="float">
            <text:p>3.38364924393419E-32</text:p>
          </table:table-cell>
          <table:table-cell table:formula="of:=LOG([.E74];10)" office:value-type="float" office:value="-31.4706146631623" calcext:value-type="float">
            <text:p>-31.4706146632</text:p>
          </table:table-cell>
          <table:table-cell table:formula="of:=10^((-40 - [.F74]) / (10 * 2.1))" office:value-type="float" office:value="0.392499215896966" calcext:value-type="float">
            <text:p>0.3924992159</text:p>
          </table:table-cell>
          <table:table-cell table:number-columns-repeated="4"/>
        </table:table-row>
        <table:table-row table:style-name="ro1">
          <table:table-cell office:value-type="float" office:value="1485178840" calcext:value-type="float">
            <text:p>1485178840</text:p>
          </table:table-cell>
          <table:table-cell office:value-type="float" office:value="-44" calcext:value-type="float">
            <text:p>-44</text:p>
          </table:table-cell>
          <table:table-cell table:formula="of:=10^((-40 - [.B75]) / (10 * 2.1))" office:value-type="float" office:value="1.55051577983262" calcext:value-type="float">
            <text:p>1.5505157798</text:p>
          </table:table-cell>
          <table:table-cell table:formula="of:=10^[.B75]" office:value-type="float" office:value="1E-044" calcext:value-type="float">
            <text:p>1E-44</text:p>
          </table:table-cell>
          <table:table-cell table:formula="of:=[.E74]+[.$K$2]*([.D75]-[.E74])" office:value-type="float" office:value="2.53773693295089E-032" calcext:value-type="float">
            <text:p>2.53773693295089E-32</text:p>
          </table:table-cell>
          <table:table-cell table:formula="of:=LOG([.E75];10)" office:value-type="float" office:value="-31.5955533997706" calcext:value-type="float">
            <text:p>-31.5955533998</text:p>
          </table:table-cell>
          <table:table-cell table:formula="of:=10^((-40 - [.F75]) / (10 * 2.1))" office:value-type="float" office:value="0.397913118334675" calcext:value-type="float">
            <text:p>0.3979131183</text:p>
          </table:table-cell>
          <table:table-cell table:number-columns-repeated="4"/>
        </table:table-row>
        <table:table-row table:style-name="ro1">
          <table:table-cell office:value-type="float" office:value="1485178840" calcext:value-type="float">
            <text:p>1485178840</text:p>
          </table:table-cell>
          <table:table-cell office:value-type="float" office:value="-48" calcext:value-type="float">
            <text:p>-48</text:p>
          </table:table-cell>
          <table:table-cell table:formula="of:=10^((-40 - [.B76]) / (10 * 2.1))" office:value-type="float" office:value="2.40409918350997" calcext:value-type="float">
            <text:p>2.4040991835</text:p>
          </table:table-cell>
          <table:table-cell table:formula="of:=10^[.B76]" office:value-type="float" office:value="1E-048" calcext:value-type="float">
            <text:p>1E-48</text:p>
          </table:table-cell>
          <table:table-cell table:formula="of:=[.E75]+[.$K$2]*([.D76]-[.E75])" office:value-type="float" office:value="1.90330269971317E-032" calcext:value-type="float">
            <text:p>1.90330269971317E-32</text:p>
          </table:table-cell>
          <table:table-cell table:formula="of:=LOG([.E76];10)" office:value-type="float" office:value="-31.7204921363788" calcext:value-type="float">
            <text:p>-31.7204921364</text:p>
          </table:table-cell>
          <table:table-cell table:formula="of:=10^((-40 - [.F76]) / (10 * 2.1))" office:value-type="float" office:value="0.403401696946038" calcext:value-type="float">
            <text:p>0.4034016969</text:p>
          </table:table-cell>
          <table:table-cell table:number-columns-repeated="4"/>
        </table:table-row>
        <table:table-row table:style-name="ro1">
          <table:table-cell office:value-type="float" office:value="1485178841" calcext:value-type="float">
            <text:p>1485178841</text:p>
          </table:table-cell>
          <table:table-cell office:value-type="float" office:value="-52" calcext:value-type="float">
            <text:p>-52</text:p>
          </table:table-cell>
          <table:table-cell table:formula="of:=10^((-40 - [.B77]) / (10 * 2.1))" office:value-type="float" office:value="3.72759372031494" calcext:value-type="float">
            <text:p>3.7275937203</text:p>
          </table:table-cell>
          <table:table-cell table:formula="of:=10^[.B77]" office:value-type="float" office:value="1E-052" calcext:value-type="float">
            <text:p>1E-52</text:p>
          </table:table-cell>
          <table:table-cell table:formula="of:=[.E76]+[.$K$2]*([.D77]-[.E76])" office:value-type="float" office:value="1.42747702478488E-032" calcext:value-type="float">
            <text:p>1.42747702478488E-32</text:p>
          </table:table-cell>
          <table:table-cell table:formula="of:=LOG([.E77];10)" office:value-type="float" office:value="-31.8454308729871" calcext:value-type="float">
            <text:p>-31.845430873</text:p>
          </table:table-cell>
          <table:table-cell table:formula="of:=10^((-40 - [.F77]) / (10 * 2.1))" office:value-type="float" office:value="0.408965981770102" calcext:value-type="float">
            <text:p>0.4089659818</text:p>
          </table:table-cell>
          <table:table-cell table:number-columns-repeated="4"/>
        </table:table-row>
        <table:table-row table:style-name="ro1">
          <table:table-cell office:value-type="float" office:value="1485178842" calcext:value-type="float">
            <text:p>1485178842</text:p>
          </table:table-cell>
          <table:table-cell office:value-type="float" office:value="-48" calcext:value-type="float">
            <text:p>-48</text:p>
          </table:table-cell>
          <table:table-cell table:formula="of:=10^((-40 - [.B78]) / (10 * 2.1))" office:value-type="float" office:value="2.40409918350997" calcext:value-type="float">
            <text:p>2.4040991835</text:p>
          </table:table-cell>
          <table:table-cell table:formula="of:=10^[.B78]" office:value-type="float" office:value="1E-048" calcext:value-type="float">
            <text:p>1E-48</text:p>
          </table:table-cell>
          <table:table-cell table:formula="of:=[.E77]+[.$K$2]*([.D78]-[.E77])" office:value-type="float" office:value="1.07060776858866E-032" calcext:value-type="float">
            <text:p>1.07060776858866E-32</text:p>
          </table:table-cell>
          <table:table-cell table:formula="of:=LOG([.E78];10)" office:value-type="float" office:value="-31.9703696095955" calcext:value-type="float">
            <text:p>-31.9703696096</text:p>
          </table:table-cell>
          <table:table-cell table:formula="of:=10^((-40 - [.F78]) / (10 * 2.1))" office:value-type="float" office:value="0.414607017053666" calcext:value-type="float">
            <text:p>0.4146070171</text:p>
          </table:table-cell>
          <table:table-cell table:number-columns-repeated="4"/>
        </table:table-row>
        <table:table-row table:style-name="ro1">
          <table:table-cell office:value-type="float" office:value="1485178843" calcext:value-type="float">
            <text:p>1485178843</text:p>
          </table:table-cell>
          <table:table-cell office:value-type="float" office:value="-42" calcext:value-type="float">
            <text:p>-42</text:p>
          </table:table-cell>
          <table:table-cell table:formula="of:=10^((-40 - [.B79]) / (10 * 2.1))" office:value-type="float" office:value="1.24519708473503" calcext:value-type="float">
            <text:p>1.2451970847</text:p>
          </table:table-cell>
          <table:table-cell table:formula="of:=10^[.B79]" office:value-type="float" office:value="1E-042" calcext:value-type="float">
            <text:p>1E-42</text:p>
          </table:table-cell>
          <table:table-cell table:formula="of:=[.E78]+[.$K$2]*([.D79]-[.E78])" office:value-type="float" office:value="8.02955826466494E-033" calcext:value-type="float">
            <text:p>8.02955826466494E-33</text:p>
          </table:table-cell>
          <table:table-cell table:formula="of:=LOG([.E79];10)" office:value-type="float" office:value="-32.0953083461902" calcext:value-type="float">
            <text:p>-32.0953083462</text:p>
          </table:table-cell>
          <table:table-cell table:formula="of:=10^((-40 - [.F79]) / (10 * 2.1))" office:value-type="float" office:value="0.420325861446627" calcext:value-type="float">
            <text:p>0.4203258614</text:p>
          </table:table-cell>
          <table:table-cell table:number-columns-repeated="4"/>
        </table:table-row>
        <table:table-row table:style-name="ro1">
          <table:table-cell office:value-type="float" office:value="1485178843" calcext:value-type="float">
            <text:p>1485178843</text:p>
          </table:table-cell>
          <table:table-cell office:value-type="float" office:value="-42" calcext:value-type="float">
            <text:p>-42</text:p>
          </table:table-cell>
          <table:table-cell table:formula="of:=10^((-40 - [.B80]) / (10 * 2.1))" office:value-type="float" office:value="1.24519708473503" calcext:value-type="float">
            <text:p>1.2451970847</text:p>
          </table:table-cell>
          <table:table-cell table:formula="of:=10^[.B80]" office:value-type="float" office:value="1E-042" calcext:value-type="float">
            <text:p>1E-42</text:p>
          </table:table-cell>
          <table:table-cell table:formula="of:=[.E79]+[.$K$2]*([.D80]-[.E79])" office:value-type="float" office:value="6.0221686987487E-033" calcext:value-type="float">
            <text:p>6.0221686987487E-33</text:p>
          </table:table-cell>
          <table:table-cell table:formula="of:=LOG([.E80];10)" office:value-type="float" office:value="-32.2202470827805" calcext:value-type="float">
            <text:p>-32.2202470828</text:p>
          </table:table-cell>
          <table:table-cell table:formula="of:=10^((-40 - [.F80]) / (10 * 2.1))" office:value-type="float" office:value="0.426123588202303" calcext:value-type="float">
            <text:p>0.4261235882</text:p>
          </table:table-cell>
          <table:table-cell table:number-columns-repeated="4"/>
        </table:table-row>
        <table:table-row table:style-name="ro1">
          <table:table-cell office:value-type="float" office:value="1485178843" calcext:value-type="float">
            <text:p>1485178843</text:p>
          </table:table-cell>
          <table:table-cell office:value-type="float" office:value="-48" calcext:value-type="float">
            <text:p>-48</text:p>
          </table:table-cell>
          <table:table-cell table:formula="of:=10^((-40 - [.B81]) / (10 * 2.1))" office:value-type="float" office:value="2.40409918350997" calcext:value-type="float">
            <text:p>2.4040991835</text:p>
          </table:table-cell>
          <table:table-cell table:formula="of:=10^[.B81]" office:value-type="float" office:value="1E-048" calcext:value-type="float">
            <text:p>1E-48</text:p>
          </table:table-cell>
          <table:table-cell table:formula="of:=[.E80]+[.$K$2]*([.D81]-[.E80])" office:value-type="float" office:value="4.51662652406153E-033" calcext:value-type="float">
            <text:p>4.51662652406153E-33</text:p>
          </table:table-cell>
          <table:table-cell table:formula="of:=LOG([.E81];10)" office:value-type="float" office:value="-32.3451858193888" calcext:value-type="float">
            <text:p>-32.3451858194</text:p>
          </table:table-cell>
          <table:table-cell table:formula="of:=10^((-40 - [.F81]) / (10 * 2.1))" office:value-type="float" office:value="0.432001285378493" calcext:value-type="float">
            <text:p>0.4320012854</text:p>
          </table:table-cell>
          <table:table-cell table:number-columns-repeated="4"/>
        </table:table-row>
        <table:table-row table:style-name="ro1">
          <table:table-cell office:value-type="float" office:value="1485178844" calcext:value-type="float">
            <text:p>1485178844</text:p>
          </table:table-cell>
          <table:table-cell office:value-type="float" office:value="-54" calcext:value-type="float">
            <text:p>-54</text:p>
          </table:table-cell>
          <table:table-cell table:formula="of:=10^((-40 - [.B82]) / (10 * 2.1))" office:value-type="float" office:value="4.64158883361278" calcext:value-type="float">
            <text:p>4.6415888336</text:p>
          </table:table-cell>
          <table:table-cell table:formula="of:=10^[.B82]" office:value-type="float" office:value="1E-054" calcext:value-type="float">
            <text:p>1E-54</text:p>
          </table:table-cell>
          <table:table-cell table:formula="of:=[.E81]+[.$K$2]*([.D82]-[.E81])" office:value-type="float" office:value="3.38746989304615E-033" calcext:value-type="float">
            <text:p>3.38746989304615E-33</text:p>
          </table:table-cell>
          <table:table-cell table:formula="of:=LOG([.E82];10)" office:value-type="float" office:value="-32.4701245559971" calcext:value-type="float">
            <text:p>-32.470124556</text:p>
          </table:table-cell>
          <table:table-cell table:formula="of:=10^((-40 - [.F82]) / (10 * 2.1))" office:value-type="float" office:value="0.437960056039117" calcext:value-type="float">
            <text:p>0.437960056</text:p>
          </table:table-cell>
          <table:table-cell table:number-columns-repeated="4"/>
        </table:table-row>
        <table:table-row table:style-name="ro1">
          <table:table-cell office:value-type="float" office:value="1485178844" calcext:value-type="float">
            <text:p>1485178844</text:p>
          </table:table-cell>
          <table:table-cell office:value-type="float" office:value="-44" calcext:value-type="float">
            <text:p>-44</text:p>
          </table:table-cell>
          <table:table-cell table:formula="of:=10^((-40 - [.B83]) / (10 * 2.1))" office:value-type="float" office:value="1.55051577983262" calcext:value-type="float">
            <text:p>1.5505157798</text:p>
          </table:table-cell>
          <table:table-cell table:formula="of:=10^[.B83]" office:value-type="float" office:value="1E-044" calcext:value-type="float">
            <text:p>1E-44</text:p>
          </table:table-cell>
          <table:table-cell table:formula="of:=[.E82]+[.$K$2]*([.D83]-[.E82])" office:value-type="float" office:value="2.54060241978711E-033" calcext:value-type="float">
            <text:p>2.54060241978711E-33</text:p>
          </table:table-cell>
          <table:table-cell table:formula="of:=LOG([.E83];10)" office:value-type="float" office:value="-32.595063292605" calcext:value-type="float">
            <text:p>-32.5950632926</text:p>
          </table:table-cell>
          <table:table-cell table:formula="of:=10^((-40 - [.F83]) / (10 * 2.1))" office:value-type="float" office:value="0.444001018463928" calcext:value-type="float">
            <text:p>0.4440010185</text:p>
          </table:table-cell>
          <table:table-cell table:number-columns-repeated="4"/>
        </table:table-row>
        <table:table-row table:style-name="ro1">
          <table:table-cell office:value-type="float" office:value="1485178845" calcext:value-type="float">
            <text:p>1485178845</text:p>
          </table:table-cell>
          <table:table-cell office:value-type="float" office:value="-42" calcext:value-type="float">
            <text:p>-42</text:p>
          </table:table-cell>
          <table:table-cell table:formula="of:=10^((-40 - [.B84]) / (10 * 2.1))" office:value-type="float" office:value="1.24519708473503" calcext:value-type="float">
            <text:p>1.2451970847</text:p>
          </table:table-cell>
          <table:table-cell table:formula="of:=10^[.B84]" office:value-type="float" office:value="1E-042" calcext:value-type="float">
            <text:p>1E-42</text:p>
          </table:table-cell>
          <table:table-cell table:formula="of:=[.E83]+[.$K$2]*([.D84]-[.E83])" office:value-type="float" office:value="1.90545181509033E-033" calcext:value-type="float">
            <text:p>1.90545181509033E-33</text:p>
          </table:table-cell>
          <table:table-cell table:formula="of:=LOG([.E84];10)" office:value-type="float" office:value="-32.7200020291563" calcext:value-type="float">
            <text:p>-32.7200020292</text:p>
          </table:table-cell>
          <table:table-cell table:formula="of:=10^((-40 - [.F84]) / (10 * 2.1))" office:value-type="float" office:value="0.450125306354824" calcext:value-type="float">
            <text:p>0.4501253064</text:p>
          </table:table-cell>
          <table:table-cell table:number-columns-repeated="4"/>
        </table:table-row>
        <table:table-row table:style-name="ro1">
          <table:table-cell office:value-type="float" office:value="1485178845" calcext:value-type="float">
            <text:p>1485178845</text:p>
          </table:table-cell>
          <table:table-cell office:value-type="float" office:value="-50" calcext:value-type="float">
            <text:p>-50</text:p>
          </table:table-cell>
          <table:table-cell table:formula="of:=10^((-40 - [.B85]) / (10 * 2.1))" office:value-type="float" office:value="2.99357729472049" calcext:value-type="float">
            <text:p>2.9935772947</text:p>
          </table:table-cell>
          <table:table-cell table:formula="of:=10^[.B85]" office:value-type="float" office:value="1E-050" calcext:value-type="float">
            <text:p>1E-50</text:p>
          </table:table-cell>
          <table:table-cell table:formula="of:=[.E84]+[.$K$2]*([.D85]-[.E84])" office:value-type="float" office:value="1.42908886131775E-033" calcext:value-type="float">
            <text:p>1.42908886131775E-33</text:p>
          </table:table-cell>
          <table:table-cell table:formula="of:=LOG([.E85];10)" office:value-type="float" office:value="-32.8449407657646" calcext:value-type="float">
            <text:p>-32.8449407658</text:p>
          </table:table-cell>
          <table:table-cell table:formula="of:=10^((-40 - [.F85]) / (10 * 2.1))" office:value-type="float" office:value="0.456334069059688" calcext:value-type="float">
            <text:p>0.4563340691</text:p>
          </table:table-cell>
          <table:table-cell table:number-columns-repeated="4"/>
        </table:table-row>
        <table:table-row table:style-name="ro1">
          <table:table-cell office:value-type="float" office:value="1485178846" calcext:value-type="float">
            <text:p>1485178846</text:p>
          </table:table-cell>
          <table:table-cell office:value-type="float" office:value="-52" calcext:value-type="float">
            <text:p>-52</text:p>
          </table:table-cell>
          <table:table-cell table:formula="of:=10^((-40 - [.B86]) / (10 * 2.1))" office:value-type="float" office:value="3.72759372031494" calcext:value-type="float">
            <text:p>3.7275937203</text:p>
          </table:table-cell>
          <table:table-cell table:formula="of:=10^[.B86]" office:value-type="float" office:value="1E-052" calcext:value-type="float">
            <text:p>1E-52</text:p>
          </table:table-cell>
          <table:table-cell table:formula="of:=[.E85]+[.$K$2]*([.D86]-[.E85])" office:value-type="float" office:value="1.07181664598831E-033" calcext:value-type="float">
            <text:p>1.07181664598831E-33</text:p>
          </table:table-cell>
          <table:table-cell table:formula="of:=LOG([.E86];10)" office:value-type="float" office:value="-32.9698795023729" calcext:value-type="float">
            <text:p>-32.9698795024</text:p>
          </table:table-cell>
          <table:table-cell table:formula="of:=10^((-40 - [.F86]) / (10 * 2.1))" office:value-type="float" office:value="0.462628471771415" calcext:value-type="float">
            <text:p>0.4626284718</text:p>
          </table:table-cell>
          <table:table-cell table:number-columns-repeated="4"/>
        </table:table-row>
        <table:table-row table:style-name="ro1">
          <table:table-cell office:value-type="float" office:value="1485178846" calcext:value-type="float">
            <text:p>1485178846</text:p>
          </table:table-cell>
          <table:table-cell office:value-type="float" office:value="-48" calcext:value-type="float">
            <text:p>-48</text:p>
          </table:table-cell>
          <table:table-cell table:formula="of:=10^((-40 - [.B87]) / (10 * 2.1))" office:value-type="float" office:value="2.40409918350997" calcext:value-type="float">
            <text:p>2.4040991835</text:p>
          </table:table-cell>
          <table:table-cell table:formula="of:=10^[.B87]" office:value-type="float" office:value="1E-048" calcext:value-type="float">
            <text:p>1E-48</text:p>
          </table:table-cell>
          <table:table-cell table:formula="of:=[.E86]+[.$K$2]*([.D87]-[.E86])" office:value-type="float" office:value="8.03862484491234E-034" calcext:value-type="float">
            <text:p>8.03862484491234E-34</text:p>
          </table:table-cell>
          <table:table-cell table:formula="of:=LOG([.E87];10)" office:value-type="float" office:value="-33.0948182389812" calcext:value-type="float">
            <text:p>-33.094818239</text:p>
          </table:table-cell>
          <table:table-cell table:formula="of:=10^((-40 - [.F87]) / (10 * 2.1))" office:value-type="float" office:value="0.469009695757694" calcext:value-type="float">
            <text:p>0.4690096958</text:p>
          </table:table-cell>
          <table:table-cell table:number-columns-repeated="4"/>
        </table:table-row>
        <table:table-row table:style-name="ro1">
          <table:table-cell office:value-type="float" office:value="1485178847" calcext:value-type="float">
            <text:p>1485178847</text:p>
          </table:table-cell>
          <table:table-cell office:value-type="float" office:value="-50" calcext:value-type="float">
            <text:p>-50</text:p>
          </table:table-cell>
          <table:table-cell table:formula="of:=10^((-40 - [.B88]) / (10 * 2.1))" office:value-type="float" office:value="2.99357729472049" calcext:value-type="float">
            <text:p>2.9935772947</text:p>
          </table:table-cell>
          <table:table-cell table:formula="of:=10^[.B88]" office:value-type="float" office:value="1E-050" calcext:value-type="float">
            <text:p>1E-50</text:p>
          </table:table-cell>
          <table:table-cell table:formula="of:=[.E87]+[.$K$2]*([.D88]-[.E87])" office:value-type="float" office:value="6.02896863368426E-034" calcext:value-type="float">
            <text:p>6.02896863368426E-34</text:p>
          </table:table-cell>
          <table:table-cell table:formula="of:=LOG([.E88];10)" office:value-type="float" office:value="-33.2197569755895" calcext:value-type="float">
            <text:p>-33.2197569756</text:p>
          </table:table-cell>
          <table:table-cell table:formula="of:=10^((-40 - [.F88]) / (10 * 2.1))" office:value-type="float" office:value="0.475478938579924" calcext:value-type="float">
            <text:p>0.4754789386</text:p>
          </table:table-cell>
          <table:table-cell table:number-columns-repeated="4"/>
        </table:table-row>
        <table:table-row table:style-name="ro1">
          <table:table-cell office:value-type="float" office:value="1485178849" calcext:value-type="float">
            <text:p>1485178849</text:p>
          </table:table-cell>
          <table:table-cell office:value-type="float" office:value="-42" calcext:value-type="float">
            <text:p>-42</text:p>
          </table:table-cell>
          <table:table-cell table:formula="of:=10^((-40 - [.B89]) / (10 * 2.1))" office:value-type="float" office:value="1.24519708473503" calcext:value-type="float">
            <text:p>1.2451970847</text:p>
          </table:table-cell>
          <table:table-cell table:formula="of:=10^[.B89]" office:value-type="float" office:value="1E-042" calcext:value-type="float">
            <text:p>1E-42</text:p>
          </table:table-cell>
          <table:table-cell table:formula="of:=[.E88]+[.$K$2]*([.D89]-[.E88])" office:value-type="float" office:value="4.52172647776319E-034" calcext:value-type="float">
            <text:p>4.52172647776319E-34</text:p>
          </table:table-cell>
          <table:table-cell table:formula="of:=LOG([.E89];10)" office:value-type="float" office:value="-33.3446957119577" calcext:value-type="float">
            <text:p>-33.344695712</text:p>
          </table:table-cell>
          <table:table-cell table:formula="of:=10^((-40 - [.F89]) / (10 * 2.1))" office:value-type="float" office:value="0.482037414305267" calcext:value-type="float">
            <text:p>0.4820374143</text:p>
          </table:table-cell>
          <table:table-cell table:number-columns-repeated="4"/>
        </table:table-row>
        <table:table-row table:style-name="ro1">
          <table:table-cell office:value-type="float" office:value="1485178849" calcext:value-type="float">
            <text:p>1485178849</text:p>
          </table:table-cell>
          <table:table-cell office:value-type="float" office:value="-48" calcext:value-type="float">
            <text:p>-48</text:p>
          </table:table-cell>
          <table:table-cell table:formula="of:=10^((-40 - [.B90]) / (10 * 2.1))" office:value-type="float" office:value="2.40409918350997" calcext:value-type="float">
            <text:p>2.4040991835</text:p>
          </table:table-cell>
          <table:table-cell table:formula="of:=10^[.B90]" office:value-type="float" office:value="1E-048" calcext:value-type="float">
            <text:p>1E-48</text:p>
          </table:table-cell>
          <table:table-cell table:formula="of:=[.E89]+[.$K$2]*([.D90]-[.E89])" office:value-type="float" office:value="3.3912948583224E-034" calcext:value-type="float">
            <text:p>3.3912948583224E-34</text:p>
          </table:table-cell>
          <table:table-cell table:formula="of:=LOG([.E90];10)" office:value-type="float" office:value="-33.469634448566" calcext:value-type="float">
            <text:p>-33.4696344486</text:p>
          </table:table-cell>
          <table:table-cell table:formula="of:=10^((-40 - [.F90]) / (10 * 2.1))" office:value-type="float" office:value="0.488686353785085" calcext:value-type="float">
            <text:p>0.4886863538</text:p>
          </table:table-cell>
          <table:table-cell table:number-columns-repeated="4"/>
        </table:table-row>
        <table:table-row table:style-name="ro1">
          <table:table-cell office:value-type="float" office:value="1485178850" calcext:value-type="float">
            <text:p>1485178850</text:p>
          </table:table-cell>
          <table:table-cell office:value-type="float" office:value="-58" calcext:value-type="float">
            <text:p>-58</text:p>
          </table:table-cell>
          <table:table-cell table:formula="of:=10^((-40 - [.B91]) / (10 * 2.1))" office:value-type="float" office:value="7.19685673001152" calcext:value-type="float">
            <text:p>7.19685673</text:p>
          </table:table-cell>
          <table:table-cell table:formula="of:=10^[.B91]" office:value-type="float" office:value="1E-058" calcext:value-type="float">
            <text:p>1E-58</text:p>
          </table:table-cell>
          <table:table-cell table:formula="of:=[.E90]+[.$K$2]*([.D91]-[.E90])" office:value-type="float" office:value="2.5434711437418E-034" calcext:value-type="float">
            <text:p>2.5434711437418E-34</text:p>
          </table:table-cell>
          <table:table-cell table:formula="of:=LOG([.E91];10)" office:value-type="float" office:value="-33.5945731851743" calcext:value-type="float">
            <text:p>-33.5945731852</text:p>
          </table:table-cell>
          <table:table-cell table:formula="of:=10^((-40 - [.F91]) / (10 * 2.1))" office:value-type="float" office:value="0.495427004810302" calcext:value-type="float">
            <text:p>0.4954270048</text:p>
          </table:table-cell>
          <table:table-cell table:number-columns-repeated="4"/>
        </table:table-row>
        <table:table-row table:style-name="ro1">
          <table:table-cell office:value-type="float" office:value="1485178851" calcext:value-type="float">
            <text:p>1485178851</text:p>
          </table:table-cell>
          <table:table-cell office:value-type="float" office:value="-50" calcext:value-type="float">
            <text:p>-50</text:p>
          </table:table-cell>
          <table:table-cell table:formula="of:=10^((-40 - [.B92]) / (10 * 2.1))" office:value-type="float" office:value="2.99357729472049" calcext:value-type="float">
            <text:p>2.9935772947</text:p>
          </table:table-cell>
          <table:table-cell table:formula="of:=10^[.B92]" office:value-type="float" office:value="1E-050" calcext:value-type="float">
            <text:p>1E-50</text:p>
          </table:table-cell>
          <table:table-cell table:formula="of:=[.E91]+[.$K$2]*([.D92]-[.E91])" office:value-type="float" office:value="1.90760335780635E-034" calcext:value-type="float">
            <text:p>1.90760335780635E-34</text:p>
          </table:table-cell>
          <table:table-cell table:formula="of:=LOG([.E92];10)" office:value-type="float" office:value="-33.7195119217826" calcext:value-type="float">
            <text:p>-33.7195119218</text:p>
          </table:table-cell>
          <table:table-cell table:formula="of:=10^((-40 - [.F92]) / (10 * 2.1))" office:value-type="float" office:value="0.502260632395825" calcext:value-type="float">
            <text:p>0.5022606324</text:p>
          </table:table-cell>
          <table:table-cell table:number-columns-repeated="4"/>
        </table:table-row>
        <table:table-row table:style-name="ro1">
          <table:table-cell office:value-type="float" office:value="1485178851" calcext:value-type="float">
            <text:p>1485178851</text:p>
          </table:table-cell>
          <table:table-cell office:value-type="float" office:value="-40" calcext:value-type="float">
            <text:p>-40</text:p>
          </table:table-cell>
          <table:table-cell table:formula="of:=10^((-40 - [.B93]) / (10 * 2.1))" office:value-type="float" office:value="1" calcext:value-type="float">
            <text:p>1</text:p>
          </table:table-cell>
          <table:table-cell table:formula="of:=10^[.B93]" office:value-type="float" office:value="1E-040" calcext:value-type="float">
            <text:p>1E-40</text:p>
          </table:table-cell>
          <table:table-cell table:formula="of:=[.E92]+[.$K$2]*([.D93]-[.E92])" office:value-type="float" office:value="1.43070276835476E-034" calcext:value-type="float">
            <text:p>1.43070276835476E-34</text:p>
          </table:table-cell>
          <table:table-cell table:formula="of:=LOG([.E93];10)" office:value-type="float" office:value="-33.8444505825026" calcext:value-type="float">
            <text:p>-33.8444505825</text:p>
          </table:table-cell>
          <table:table-cell table:formula="of:=10^((-40 - [.F93]) / (10 * 2.1))" office:value-type="float" office:value="0.509188514768515" calcext:value-type="float">
            <text:p>0.5091885148</text:p>
          </table:table-cell>
          <table:table-cell table:number-columns-repeated="4"/>
        </table:table-row>
        <table:table-row table:style-name="ro1">
          <table:table-cell office:value-type="float" office:value="1485178851" calcext:value-type="float">
            <text:p>1485178851</text:p>
          </table:table-cell>
          <table:table-cell office:value-type="float" office:value="-42" calcext:value-type="float">
            <text:p>-42</text:p>
          </table:table-cell>
          <table:table-cell table:formula="of:=10^((-40 - [.B94]) / (10 * 2.1))" office:value-type="float" office:value="1.24519708473503" calcext:value-type="float">
            <text:p>1.2451970847</text:p>
          </table:table-cell>
          <table:table-cell table:formula="of:=10^[.B94]" office:value-type="float" office:value="1E-042" calcext:value-type="float">
            <text:p>1E-42</text:p>
          </table:table-cell>
          <table:table-cell table:formula="of:=[.E93]+[.$K$2]*([.D94]-[.E93])" office:value-type="float" office:value="1.07302707876607E-034" calcext:value-type="float">
            <text:p>1.07302707876607E-34</text:p>
          </table:table-cell>
          <table:table-cell table:formula="of:=LOG([.E94];10)" office:value-type="float" office:value="-33.969389318099" calcext:value-type="float">
            <text:p>-33.9693893181</text:p>
          </table:table-cell>
          <table:table-cell table:formula="of:=10^((-40 - [.F94]) / (10 * 2.1))" office:value-type="float" office:value="0.516211960439815" calcext:value-type="float">
            <text:p>0.5162119604</text:p>
          </table:table-cell>
          <table:table-cell table:number-columns-repeated="4"/>
        </table:table-row>
        <table:table-row table:style-name="ro1">
          <table:table-cell office:value-type="float" office:value="1485178853" calcext:value-type="float">
            <text:p>1485178853</text:p>
          </table:table-cell>
          <table:table-cell office:value-type="float" office:value="-50" calcext:value-type="float">
            <text:p>-50</text:p>
          </table:table-cell>
          <table:table-cell table:formula="of:=10^((-40 - [.B95]) / (10 * 2.1))" office:value-type="float" office:value="2.99357729472049" calcext:value-type="float">
            <text:p>2.9935772947</text:p>
          </table:table-cell>
          <table:table-cell table:formula="of:=10^[.B95]" office:value-type="float" office:value="1E-050" calcext:value-type="float">
            <text:p>1E-50</text:p>
          </table:table-cell>
          <table:table-cell table:formula="of:=[.E94]+[.$K$2]*([.D95]-[.E94])" office:value-type="float" office:value="8.04770309074553E-035" calcext:value-type="float">
            <text:p>8.04770309074553E-35</text:p>
          </table:table-cell>
          <table:table-cell table:formula="of:=LOG([.E95];10)" office:value-type="float" office:value="-34.0943280547073" calcext:value-type="float">
            <text:p>-34.0943280547</text:p>
          </table:table-cell>
          <table:table-cell table:formula="of:=10^((-40 - [.F95]) / (10 * 2.1))" office:value-type="float" office:value="0.523332283431069" calcext:value-type="float">
            <text:p>0.5233322834</text:p>
          </table:table-cell>
          <table:table-cell table:number-columns-repeated="4"/>
        </table:table-row>
        <table:table-row table:style-name="ro1">
          <table:table-cell office:value-type="float" office:value="1485178853" calcext:value-type="float">
            <text:p>1485178853</text:p>
          </table:table-cell>
          <table:table-cell office:value-type="float" office:value="-54" calcext:value-type="float">
            <text:p>-54</text:p>
          </table:table-cell>
          <table:table-cell table:formula="of:=10^((-40 - [.B96]) / (10 * 2.1))" office:value-type="float" office:value="4.64158883361278" calcext:value-type="float">
            <text:p>4.6415888336</text:p>
          </table:table-cell>
          <table:table-cell table:formula="of:=10^[.B96]" office:value-type="float" office:value="1E-054" calcext:value-type="float">
            <text:p>1E-54</text:p>
          </table:table-cell>
          <table:table-cell table:formula="of:=[.E95]+[.$K$2]*([.D96]-[.E95])" office:value-type="float" office:value="6.03577731805915E-035" calcext:value-type="float">
            <text:p>6.03577731805915E-35</text:p>
          </table:table-cell>
          <table:table-cell table:formula="of:=LOG([.E96];10)" office:value-type="float" office:value="-34.2192667913156" calcext:value-type="float">
            <text:p>-34.2192667913</text:p>
          </table:table-cell>
          <table:table-cell table:formula="of:=10^((-40 - [.F96]) / (10 * 2.1))" office:value-type="float" office:value="0.530550819953557" calcext:value-type="float">
            <text:p>0.53055082</text:p>
          </table:table-cell>
          <table:table-cell table:number-columns-repeated="4"/>
        </table:table-row>
        <table:table-row table:style-name="ro1" table:number-rows-repeated="7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scan-worxmate-guest'.I38:'scan-worxmate-guest'.I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4:45:15.735921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4:46:50.110670083</dc:date>
    <meta:editing-duration>PT36M54S</meta:editing-duration>
    <meta:editing-cycles>2</meta:editing-cycles>
    <meta:generator>LibreOffice/5.1.4.2$Linux_X86_64 LibreOffice_project/10m0$Build-2</meta:generator>
    <meta:document-statistic meta:table-count="1" meta:cell-count="6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25cm" svg:height="8.494cm" xlink:href=".." xlink:type="simple" chart:class="chart:scatter" chart:style-name="ch1">
        <chart:title svg:x="7.174cm" svg:y="0.304cm" chart:style-name="ch2">
          <text:p>RSSI over time</text:p>
        </chart:title>
        <chart:legend chart:legend-position="end" svg:x="14.707cm" svg:y="3.948cm" style:legend-expansion="high" chart:style-name="ch3"/>
        <chart:plot-area chart:style-name="ch4" table:cell-range-address="'scan-worxmate-guest'.A1:'scan-worxmate-guest'.B175" svg:x="0.352cm" svg:y="1.266cm" svg:width="14.003cm" svg:height="7.059cm">
          <chartooo:coordinate-region svg:x="1.344cm" svg:y="1.466cm" svg:width="12.017cm" svg:height="6.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B1:'scan-worxmate-guest'.B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8803">
                <text:p>1485178803</text:p>
                <draw:g>
                  <svg:desc>'scan-worxmate-guest'.A1:'scan-worxmate-guest'.A175</svg:desc>
                </draw:g>
              </table:table-cell>
              <table:table-cell office:value-type="float" office:value="-40">
                <text:p>-40</text:p>
                <draw:g>
                  <svg:desc>'scan-worxmate-guest'.B1:'scan-worxmate-guest'.B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8804">
                <text:p>148517880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8804">
                <text:p>148517880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8805">
                <text:p>148517880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8805">
                <text:p>148517880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8806">
                <text:p>148517880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8806">
                <text:p>148517880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8806">
                <text:p>148517880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8806">
                <text:p>148517880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8808">
                <text:p>148517880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8808">
                <text:p>148517880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8808">
                <text:p>148517880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8808">
                <text:p>148517880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8810">
                <text:p>148517881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8810">
                <text:p>148517881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8810">
                <text:p>148517881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8810">
                <text:p>148517881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8812">
                <text:p>148517881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8812">
                <text:p>148517881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8812">
                <text:p>148517881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8812">
                <text:p>148517881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8814">
                <text:p>148517881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8814">
                <text:p>148517881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8814">
                <text:p>148517881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8816">
                <text:p>148517881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8816">
                <text:p>148517881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8816">
                <text:p>148517881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8818">
                <text:p>148517881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8818">
                <text:p>148517881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8818">
                <text:p>148517881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8818">
                <text:p>148517881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8819">
                <text:p>148517881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8820">
                <text:p>148517882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8820">
                <text:p>14851788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8820">
                <text:p>148517882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8821">
                <text:p>14851788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8822">
                <text:p>148517882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8822">
                <text:p>148517882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8822">
                <text:p>148517882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8822">
                <text:p>148517882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8823">
                <text:p>148517882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8824">
                <text:p>148517882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8824">
                <text:p>148517882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8824">
                <text:p>148517882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8824">
                <text:p>148517882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8825">
                <text:p>148517882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8826">
                <text:p>148517882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8827">
                <text:p>148517882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8828">
                <text:p>148517882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8828">
                <text:p>148517882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8829">
                <text:p>148517882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8829">
                <text:p>148517882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8830">
                <text:p>148517883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8830">
                <text:p>148517883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8830">
                <text:p>148517883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8831">
                <text:p>148517883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8831">
                <text:p>148517883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8832">
                <text:p>148517883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8832">
                <text:p>148517883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8832">
                <text:p>148517883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8833">
                <text:p>148517883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8834">
                <text:p>148517883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8834">
                <text:p>148517883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8834">
                <text:p>148517883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8835">
                <text:p>148517883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8835">
                <text:p>148517883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8836">
                <text:p>148517883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8837">
                <text:p>148517883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8837">
                <text:p>148517883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8838">
                <text:p>148517883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8838">
                <text:p>148517883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8839">
                <text:p>148517883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8839">
                <text:p>148517883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8839">
                <text:p>148517883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8840">
                <text:p>148517884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8840">
                <text:p>14851788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8841">
                <text:p>148517884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8842">
                <text:p>148517884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8843">
                <text:p>148517884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8843">
                <text:p>148517884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8843">
                <text:p>148517884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8844">
                <text:p>148517884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8844">
                <text:p>14851788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5178845">
                <text:p>148517884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5178845">
                <text:p>148517884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5178846">
                <text:p>148517884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5178846">
                <text:p>148517884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5178847">
                <text:p>148517884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5178849">
                <text:p>148517884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5178849">
                <text:p>148517884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5178850">
                <text:p>148517885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78851">
                <text:p>148517885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5178851">
                <text:p>148517885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5178851">
                <text:p>148517885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5178853">
                <text:p>148517885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5178853">
                <text:p>148517885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129cm" svg:height="8.214cm" xlink:href=".." xlink:type="simple" chart:class="chart:scatter" chart:style-name="ch1">
        <chart:title svg:x="6.563cm" svg:y="0.299cm" chart:style-name="ch2">
          <text:p>Distance over time</text:p>
        </chart:title>
        <chart:legend chart:legend-position="end" svg:x="14.184cm" svg:y="3.808cm" style:legend-expansion="high" chart:style-name="ch3"/>
        <chart:plot-area chart:style-name="ch4" table:cell-range-address="'scan-worxmate-guest'.A1:'scan-worxmate-guest'.A175 'scan-worxmate-guest'.C1:'scan-worxmate-guest'.C175" svg:x="0.342cm" svg:y="1.256cm" svg:width="13.5cm" svg:height="6.794cm">
          <chartooo:coordinate-region svg:x="1.334cm" svg:y="1.455cm" svg:width="11.514cm" svg:height="5.94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C1:'scan-worxmate-guest'.C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8803">
                <text:p>1485178803</text:p>
                <draw:g>
                  <svg:desc>'scan-worxmate-guest'.A1:'scan-worxmate-guest'.A175</svg:desc>
                </draw:g>
              </table:table-cell>
              <table:table-cell office:value-type="float" office:value="1">
                <text:p>1</text:p>
                <draw:g>
                  <svg:desc>'scan-worxmate-guest'.C1:'scan-worxmate-guest'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8804">
                <text:p>1485178804</text:p>
              </table:table-cell>
              <table:table-cell office:value-type="float" office:value="0.268269579527973">
                <text:p>0.268269579527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8804">
                <text:p>1485178804</text:p>
              </table:table-cell>
              <table:table-cell office:value-type="float" office:value="0.138949549437314">
                <text:p>0.138949549437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8805">
                <text:p>1485178805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8805">
                <text:p>1485178805</text:p>
              </table:table-cell>
              <table:table-cell office:value-type="float" office:value="11.1588399250775">
                <text:p>11.158839925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8806">
                <text:p>1485178806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8806">
                <text:p>1485178806</text:p>
              </table:table-cell>
              <table:table-cell office:value-type="float" office:value="0.415956216307185">
                <text:p>0.415956216307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8806">
                <text:p>1485178806</text:p>
              </table:table-cell>
              <table:table-cell office:value-type="float" office:value="0.517947467923121">
                <text:p>0.517947467923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8806">
                <text:p>1485178806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8808">
                <text:p>1485178808</text:p>
              </table:table-cell>
              <table:table-cell office:value-type="float" office:value="0.517947467923121">
                <text:p>0.517947467923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8808">
                <text:p>1485178808</text:p>
              </table:table-cell>
              <table:table-cell office:value-type="float" office:value="0.268269579527973">
                <text:p>0.268269579527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8808">
                <text:p>1485178808</text:p>
              </table:table-cell>
              <table:table-cell office:value-type="float" office:value="0.215443469003188">
                <text:p>0.215443469003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8808">
                <text:p>1485178808</text:p>
              </table:table-cell>
              <table:table-cell office:value-type="float" office:value="0.268269579527973">
                <text:p>0.268269579527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8810">
                <text:p>1485178810</text:p>
              </table:table-cell>
              <table:table-cell office:value-type="float" office:value="0.334048498351324">
                <text:p>0.334048498351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8810">
                <text:p>1485178810</text:p>
              </table:table-cell>
              <table:table-cell office:value-type="float" office:value="0.215443469003188">
                <text:p>0.215443469003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8810">
                <text:p>1485178810</text:p>
              </table:table-cell>
              <table:table-cell office:value-type="float" office:value="0.334048498351324">
                <text:p>0.334048498351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8810">
                <text:p>1485178810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8812">
                <text:p>1485178812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8812">
                <text:p>1485178812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8812">
                <text:p>1485178812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8812">
                <text:p>1485178812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8814">
                <text:p>1485178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8814">
                <text:p>1485178814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8814">
                <text:p>1485178814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8816">
                <text:p>1485178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8816">
                <text:p>1485178816</text:p>
              </table:table-cell>
              <table:table-cell office:value-type="float" office:value="0.517947467923121">
                <text:p>0.517947467923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8816">
                <text:p>1485178816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8818">
                <text:p>1485178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8818">
                <text:p>1485178818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8818">
                <text:p>1485178818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8818">
                <text:p>1485178818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8819">
                <text:p>1485178819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8820">
                <text:p>1485178820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8820">
                <text:p>1485178820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8820">
                <text:p>1485178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8821">
                <text:p>148517882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8822">
                <text:p>1485178822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8822">
                <text:p>1485178822</text:p>
              </table:table-cell>
              <table:table-cell office:value-type="float" office:value="0.415956216307185">
                <text:p>0.415956216307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8822">
                <text:p>1485178822</text:p>
              </table:table-cell>
              <table:table-cell office:value-type="float" office:value="0.334048498351324">
                <text:p>0.334048498351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8822">
                <text:p>1485178822</text:p>
              </table:table-cell>
              <table:table-cell office:value-type="float" office:value="0.517947467923121">
                <text:p>0.517947467923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8823">
                <text:p>1485178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8824">
                <text:p>1485178824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8824">
                <text:p>1485178824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8824">
                <text:p>1485178824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8824">
                <text:p>1485178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8825">
                <text:p>1485178825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8826">
                <text:p>1485178826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8827">
                <text:p>1485178827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8828">
                <text:p>1485178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8828">
                <text:p>1485178828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8829">
                <text:p>1485178829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8829">
                <text:p>1485178829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8830">
                <text:p>1485178830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8830">
                <text:p>1485178830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8830">
                <text:p>1485178830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8831">
                <text:p>1485178831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8831">
                <text:p>148517883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8832">
                <text:p>1485178832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8832">
                <text:p>1485178832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8832">
                <text:p>1485178832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8833">
                <text:p>1485178833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8834">
                <text:p>1485178834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8834">
                <text:p>1485178834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8834">
                <text:p>1485178834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8835">
                <text:p>1485178835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8835">
                <text:p>1485178835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8836">
                <text:p>1485178836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8837">
                <text:p>1485178837</text:p>
              </table:table-cell>
              <table:table-cell office:value-type="float" office:value="0.644946677103762">
                <text:p>0.6449466771037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8837">
                <text:p>1485178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8838">
                <text:p>1485178838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8838">
                <text:p>1485178838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8839">
                <text:p>1485178839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8839">
                <text:p>1485178839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8839">
                <text:p>1485178839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8840">
                <text:p>1485178840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8840">
                <text:p>1485178840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8841">
                <text:p>1485178841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8842">
                <text:p>1485178842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8843">
                <text:p>1485178843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8843">
                <text:p>1485178843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8843">
                <text:p>1485178843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8844">
                <text:p>1485178844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8844">
                <text:p>1485178844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5178845">
                <text:p>1485178845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5178845">
                <text:p>1485178845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5178846">
                <text:p>1485178846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5178846">
                <text:p>1485178846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5178847">
                <text:p>1485178847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5178849">
                <text:p>1485178849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5178849">
                <text:p>1485178849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5178850">
                <text:p>1485178850</text:p>
              </table:table-cell>
              <table:table-cell office:value-type="float" office:value="7.19685673001152">
                <text:p>7.196856730011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78851">
                <text:p>1485178851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5178851">
                <text:p>1485178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5178851">
                <text:p>148517885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5178853">
                <text:p>1485178853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5178853">
                <text:p>1485178853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25cm" svg:height="8.6cm" xlink:href=".." xlink:type="simple" chart:class="chart:scatter" chart:style-name="ch1">
        <chart:title svg:x="6.241cm" svg:y="0.307cm" chart:style-name="ch2">
          <text:p>RSSI Filtered over time</text:p>
        </chart:title>
        <chart:legend chart:legend-position="end" svg:x="14.52cm" svg:y="4.001cm" style:legend-expansion="high" chart:style-name="ch3"/>
        <chart:plot-area chart:style-name="ch4" table:cell-range-address="'scan-worxmate-guest'.A1:'scan-worxmate-guest'.A175 'scan-worxmate-guest'.F1:'scan-worxmate-guest'.F175" svg:x="0.348cm" svg:y="1.272cm" svg:width="13.824cm" svg:height="7.156cm">
          <chartooo:coordinate-region svg:x="1.34cm" svg:y="1.471cm" svg:width="11.838cm" svg:height="6.75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F1:'scan-worxmate-guest'.F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8803">
                <text:p>1485178803</text:p>
                <draw:g>
                  <svg:desc>'scan-worxmate-guest'.A1:'scan-worxmate-guest'.A175</svg:desc>
                </draw:g>
              </table:table-cell>
              <table:table-cell office:value-type="float" office:value="-40">
                <text:p>-40</text:p>
                <draw:g>
                  <svg:desc>'scan-worxmate-guest'.F1:'scan-worxmate-guest'.F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8804">
                <text:p>1485178804</text:p>
              </table:table-cell>
              <table:table-cell office:value-type="float" office:value="-28.6020599913267">
                <text:p>-28.6020599913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8804">
                <text:p>1485178804</text:p>
              </table:table-cell>
              <table:table-cell office:value-type="float" office:value="-22.6020596656072">
                <text:p>-22.6020596656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8805">
                <text:p>1485178805</text:p>
              </table:table-cell>
              <table:table-cell office:value-type="float" office:value="-22.7269984022155">
                <text:p>-22.7269984022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8805">
                <text:p>1485178805</text:p>
              </table:table-cell>
              <table:table-cell office:value-type="float" office:value="-22.8519371388238">
                <text:p>-22.8519371388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8806">
                <text:p>1485178806</text:p>
              </table:table-cell>
              <table:table-cell office:value-type="float" office:value="-22.9768758754321">
                <text:p>-22.9768758754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8806">
                <text:p>1485178806</text:p>
              </table:table-cell>
              <table:table-cell office:value-type="float" office:value="-23.1018146119032">
                <text:p>-23.1018146119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8806">
                <text:p>1485178806</text:p>
              </table:table-cell>
              <table:table-cell office:value-type="float" office:value="-23.2267533485096">
                <text:p>-23.2267533485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8806">
                <text:p>1485178806</text:p>
              </table:table-cell>
              <table:table-cell office:value-type="float" office:value="-23.3516920851179">
                <text:p>-23.3516920851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8808">
                <text:p>1485178808</text:p>
              </table:table-cell>
              <table:table-cell office:value-type="float" office:value="-23.476630821723">
                <text:p>-23.47663082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8808">
                <text:p>1485178808</text:p>
              </table:table-cell>
              <table:table-cell office:value-type="float" office:value="-23.6015652203097">
                <text:p>-23.6015652203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8808">
                <text:p>1485178808</text:p>
              </table:table-cell>
              <table:table-cell office:value-type="float" office:value="-23.7259259417471">
                <text:p>-23.7259259417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8808">
                <text:p>1485178808</text:p>
              </table:table-cell>
              <table:table-cell office:value-type="float" office:value="-23.8508569766812">
                <text:p>-23.8508569766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8810">
                <text:p>1485178810</text:p>
              </table:table-cell>
              <table:table-cell office:value-type="float" office:value="-23.9757956106014">
                <text:p>-23.9757956106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8810">
                <text:p>1485178810</text:p>
              </table:table-cell>
              <table:table-cell office:value-type="float" office:value="-24.0993673268659">
                <text:p>-24.0993673268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8810">
                <text:p>1485178810</text:p>
              </table:table-cell>
              <table:table-cell office:value-type="float" office:value="-24.2243058814914">
                <text:p>-24.22430588149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8810">
                <text:p>1485178810</text:p>
              </table:table-cell>
              <table:table-cell office:value-type="float" office:value="-24.3492446180995">
                <text:p>-24.3492446180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8812">
                <text:p>1485178812</text:p>
              </table:table-cell>
              <table:table-cell office:value-type="float" office:value="-24.4741833547078">
                <text:p>-24.4741833547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8812">
                <text:p>1485178812</text:p>
              </table:table-cell>
              <table:table-cell office:value-type="float" office:value="-24.5991220913161">
                <text:p>-24.5991220913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8812">
                <text:p>1485178812</text:p>
              </table:table-cell>
              <table:table-cell office:value-type="float" office:value="-24.7240608279238">
                <text:p>-24.7240608279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8812">
                <text:p>1485178812</text:p>
              </table:table-cell>
              <table:table-cell office:value-type="float" office:value="-24.8489995645321">
                <text:p>-24.8489995645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8814">
                <text:p>1485178814</text:p>
              </table:table-cell>
              <table:table-cell office:value-type="float" office:value="-24.9739383011404">
                <text:p>-24.9739383011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8814">
                <text:p>1485178814</text:p>
              </table:table-cell>
              <table:table-cell office:value-type="float" office:value="-25.0988770377473">
                <text:p>-25.0988770377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8814">
                <text:p>1485178814</text:p>
              </table:table-cell>
              <table:table-cell office:value-type="float" office:value="-25.2238157743556">
                <text:p>-25.2238157743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8816">
                <text:p>1485178816</text:p>
              </table:table-cell>
              <table:table-cell office:value-type="float" office:value="-25.3487545109639">
                <text:p>-25.3487545109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8816">
                <text:p>1485178816</text:p>
              </table:table-cell>
              <table:table-cell office:value-type="float" office:value="-25.4736932472491">
                <text:p>-25.47369324724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8816">
                <text:p>1485178816</text:p>
              </table:table-cell>
              <table:table-cell office:value-type="float" office:value="-25.5986319838573">
                <text:p>-25.5986319838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8818">
                <text:p>1485178818</text:p>
              </table:table-cell>
              <table:table-cell office:value-type="float" office:value="-25.7235707204656">
                <text:p>-25.7235707204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8818">
                <text:p>1485178818</text:p>
              </table:table-cell>
              <table:table-cell office:value-type="float" office:value="-25.8485094570739">
                <text:p>-25.8485094570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8818">
                <text:p>1485178818</text:p>
              </table:table-cell>
              <table:table-cell office:value-type="float" office:value="-25.973448193682">
                <text:p>-25.973448193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8818">
                <text:p>1485178818</text:p>
              </table:table-cell>
              <table:table-cell office:value-type="float" office:value="-26.0983869302902">
                <text:p>-26.0983869302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8819">
                <text:p>1485178819</text:p>
              </table:table-cell>
              <table:table-cell office:value-type="float" office:value="-26.2233256668983">
                <text:p>-26.22332566689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8820">
                <text:p>1485178820</text:p>
              </table:table-cell>
              <table:table-cell office:value-type="float" office:value="-26.3482644035066">
                <text:p>-26.3482644035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8820">
                <text:p>1485178820</text:p>
              </table:table-cell>
              <table:table-cell office:value-type="float" office:value="-26.4732031401149">
                <text:p>-26.4732031401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8820">
                <text:p>1485178820</text:p>
              </table:table-cell>
              <table:table-cell office:value-type="float" office:value="-26.5981418767232">
                <text:p>-26.5981418767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8821">
                <text:p>1485178821</text:p>
              </table:table-cell>
              <table:table-cell office:value-type="float" office:value="-26.7230806133315">
                <text:p>-26.7230806133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8822">
                <text:p>1485178822</text:p>
              </table:table-cell>
              <table:table-cell office:value-type="float" office:value="-26.8480193499398">
                <text:p>-26.8480193499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8822">
                <text:p>1485178822</text:p>
              </table:table-cell>
              <table:table-cell office:value-type="float" office:value="-26.9729570663562">
                <text:p>-26.97295706635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8822">
                <text:p>1485178822</text:p>
              </table:table-cell>
              <table:table-cell office:value-type="float" office:value="-27.0977597988274">
                <text:p>-27.0977597988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8822">
                <text:p>1485178822</text:p>
              </table:table-cell>
              <table:table-cell office:value-type="float" office:value="-27.2226985173047">
                <text:p>-27.22269851730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8823">
                <text:p>1485178823</text:p>
              </table:table-cell>
              <table:table-cell office:value-type="float" office:value="-27.347637253913">
                <text:p>-27.347637253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8824">
                <text:p>1485178824</text:p>
              </table:table-cell>
              <table:table-cell office:value-type="float" office:value="-27.4725759905213">
                <text:p>-27.47257599052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8824">
                <text:p>1485178824</text:p>
              </table:table-cell>
              <table:table-cell office:value-type="float" office:value="-27.5975147266998">
                <text:p>-27.5975147266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8824">
                <text:p>1485178824</text:p>
              </table:table-cell>
              <table:table-cell office:value-type="float" office:value="-27.7224534633024">
                <text:p>-27.7224534633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8824">
                <text:p>1485178824</text:p>
              </table:table-cell>
              <table:table-cell office:value-type="float" office:value="-27.8473921999106">
                <text:p>-27.8473921999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8825">
                <text:p>1485178825</text:p>
              </table:table-cell>
              <table:table-cell office:value-type="float" office:value="-27.9723309365189">
                <text:p>-27.9723309365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8826">
                <text:p>1485178826</text:p>
              </table:table-cell>
              <table:table-cell office:value-type="float" office:value="-28.0972696731272">
                <text:p>-28.0972696731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8827">
                <text:p>1485178827</text:p>
              </table:table-cell>
              <table:table-cell office:value-type="float" office:value="-28.2222084097355">
                <text:p>-28.2222084097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8828">
                <text:p>1485178828</text:p>
              </table:table-cell>
              <table:table-cell office:value-type="float" office:value="-28.3471471463436">
                <text:p>-28.3471471463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8828">
                <text:p>1485178828</text:p>
              </table:table-cell>
              <table:table-cell office:value-type="float" office:value="-28.4720858797322">
                <text:p>-28.47208587973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8829">
                <text:p>1485178829</text:p>
              </table:table-cell>
              <table:table-cell office:value-type="float" office:value="-28.5970246163405">
                <text:p>-28.59702461634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8829">
                <text:p>1485178829</text:p>
              </table:table-cell>
              <table:table-cell office:value-type="float" office:value="-28.7219633529488">
                <text:p>-28.7219633529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8830">
                <text:p>1485178830</text:p>
              </table:table-cell>
              <table:table-cell office:value-type="float" office:value="-28.8469020895571">
                <text:p>-28.8469020895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8830">
                <text:p>1485178830</text:p>
              </table:table-cell>
              <table:table-cell office:value-type="float" office:value="-28.9718408260636">
                <text:p>-28.9718408260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8830">
                <text:p>1485178830</text:p>
              </table:table-cell>
              <table:table-cell office:value-type="float" office:value="-29.0967795625363">
                <text:p>-29.09677956253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8831">
                <text:p>1485178831</text:p>
              </table:table-cell>
              <table:table-cell office:value-type="float" office:value="-29.2217182989636">
                <text:p>-29.22171829896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8831">
                <text:p>1485178831</text:p>
              </table:table-cell>
              <table:table-cell office:value-type="float" office:value="-29.3466570355719">
                <text:p>-29.34665703557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8832">
                <text:p>1485178832</text:p>
              </table:table-cell>
              <table:table-cell office:value-type="float" office:value="-29.4715957721802">
                <text:p>-29.4715957721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8832">
                <text:p>1485178832</text:p>
              </table:table-cell>
              <table:table-cell office:value-type="float" office:value="-29.5965345083597">
                <text:p>-29.5965345083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8832">
                <text:p>1485178832</text:p>
              </table:table-cell>
              <table:table-cell office:value-type="float" office:value="-29.7214732443963">
                <text:p>-29.7214732443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8833">
                <text:p>1485178833</text:p>
              </table:table-cell>
              <table:table-cell office:value-type="float" office:value="-29.8464119810045">
                <text:p>-29.8464119810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8834">
                <text:p>1485178834</text:p>
              </table:table-cell>
              <table:table-cell office:value-type="float" office:value="-29.9713507176128">
                <text:p>-29.9713507176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8834">
                <text:p>1485178834</text:p>
              </table:table-cell>
              <table:table-cell office:value-type="float" office:value="-30.0962894528658">
                <text:p>-30.09628945286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8834">
                <text:p>1485178834</text:p>
              </table:table-cell>
              <table:table-cell office:value-type="float" office:value="-30.2212281876671">
                <text:p>-30.22122818766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8835">
                <text:p>1485178835</text:p>
              </table:table-cell>
              <table:table-cell office:value-type="float" office:value="-30.3461666833453">
                <text:p>-30.3461666833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8835">
                <text:p>1485178835</text:p>
              </table:table-cell>
              <table:table-cell office:value-type="float" office:value="-30.4711054199536">
                <text:p>-30.47110541995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8836">
                <text:p>1485178836</text:p>
              </table:table-cell>
              <table:table-cell office:value-type="float" office:value="-30.5960441522787">
                <text:p>-30.5960441522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8837">
                <text:p>1485178837</text:p>
              </table:table-cell>
              <table:table-cell office:value-type="float" office:value="-30.7209823177939">
                <text:p>-30.72098231779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8837">
                <text:p>1485178837</text:p>
              </table:table-cell>
              <table:table-cell office:value-type="float" office:value="-30.845921054326">
                <text:p>-30.845921054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8838">
                <text:p>1485178838</text:p>
              </table:table-cell>
              <table:table-cell office:value-type="float" office:value="-30.9708597909333">
                <text:p>-30.9708597909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8838">
                <text:p>1485178838</text:p>
              </table:table-cell>
              <table:table-cell office:value-type="float" office:value="-31.0957985275403">
                <text:p>-31.09579852754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8839">
                <text:p>1485178839</text:p>
              </table:table-cell>
              <table:table-cell office:value-type="float" office:value="-31.2207372460992">
                <text:p>-31.22073724609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8839">
                <text:p>1485178839</text:p>
              </table:table-cell>
              <table:table-cell office:value-type="float" office:value="-31.3456759586417">
                <text:p>-31.34567595864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8839">
                <text:p>1485178839</text:p>
              </table:table-cell>
              <table:table-cell office:value-type="float" office:value="-31.4706146631623">
                <text:p>-31.47061466316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8840">
                <text:p>1485178840</text:p>
              </table:table-cell>
              <table:table-cell office:value-type="float" office:value="-31.5955533997706">
                <text:p>-31.59555339977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8840">
                <text:p>1485178840</text:p>
              </table:table-cell>
              <table:table-cell office:value-type="float" office:value="-31.7204921363788">
                <text:p>-31.7204921363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8841">
                <text:p>1485178841</text:p>
              </table:table-cell>
              <table:table-cell office:value-type="float" office:value="-31.8454308729871">
                <text:p>-31.8454308729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8842">
                <text:p>1485178842</text:p>
              </table:table-cell>
              <table:table-cell office:value-type="float" office:value="-31.9703696095955">
                <text:p>-31.97036960959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8843">
                <text:p>1485178843</text:p>
              </table:table-cell>
              <table:table-cell office:value-type="float" office:value="-32.0953083461902">
                <text:p>-32.09530834619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8843">
                <text:p>1485178843</text:p>
              </table:table-cell>
              <table:table-cell office:value-type="float" office:value="-32.2202470827805">
                <text:p>-32.2202470827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8843">
                <text:p>1485178843</text:p>
              </table:table-cell>
              <table:table-cell office:value-type="float" office:value="-32.3451858193888">
                <text:p>-32.3451858193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8844">
                <text:p>1485178844</text:p>
              </table:table-cell>
              <table:table-cell office:value-type="float" office:value="-32.4701245559971">
                <text:p>-32.47012455599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8844">
                <text:p>1485178844</text:p>
              </table:table-cell>
              <table:table-cell office:value-type="float" office:value="-32.595063292605">
                <text:p>-32.595063292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5178845">
                <text:p>1485178845</text:p>
              </table:table-cell>
              <table:table-cell office:value-type="float" office:value="-32.7200020291563">
                <text:p>-32.7200020291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5178845">
                <text:p>1485178845</text:p>
              </table:table-cell>
              <table:table-cell office:value-type="float" office:value="-32.8449407657646">
                <text:p>-32.84494076576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5178846">
                <text:p>1485178846</text:p>
              </table:table-cell>
              <table:table-cell office:value-type="float" office:value="-32.9698795023729">
                <text:p>-32.96987950237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5178846">
                <text:p>1485178846</text:p>
              </table:table-cell>
              <table:table-cell office:value-type="float" office:value="-33.0948182389812">
                <text:p>-33.0948182389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5178847">
                <text:p>1485178847</text:p>
              </table:table-cell>
              <table:table-cell office:value-type="float" office:value="-33.2197569755895">
                <text:p>-33.21975697558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5178849">
                <text:p>1485178849</text:p>
              </table:table-cell>
              <table:table-cell office:value-type="float" office:value="-33.3446957119577">
                <text:p>-33.3446957119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5178849">
                <text:p>1485178849</text:p>
              </table:table-cell>
              <table:table-cell office:value-type="float" office:value="-33.469634448566">
                <text:p>-33.469634448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5178850">
                <text:p>1485178850</text:p>
              </table:table-cell>
              <table:table-cell office:value-type="float" office:value="-33.5945731851743">
                <text:p>-33.5945731851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78851">
                <text:p>1485178851</text:p>
              </table:table-cell>
              <table:table-cell office:value-type="float" office:value="-33.7195119217826">
                <text:p>-33.7195119217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5178851">
                <text:p>1485178851</text:p>
              </table:table-cell>
              <table:table-cell office:value-type="float" office:value="-33.8444505825026">
                <text:p>-33.8444505825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5178851">
                <text:p>1485178851</text:p>
              </table:table-cell>
              <table:table-cell office:value-type="float" office:value="-33.969389318099">
                <text:p>-33.9693893180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5178853">
                <text:p>1485178853</text:p>
              </table:table-cell>
              <table:table-cell office:value-type="float" office:value="-34.0943280547073">
                <text:p>-34.0943280547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5178853">
                <text:p>1485178853</text:p>
              </table:table-cell>
              <table:table-cell office:value-type="float" office:value="-34.2192667913156">
                <text:p>-34.21926679131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46cm" svg:height="8.666cm" xlink:href=".." xlink:type="simple" chart:class="chart:scatter" chart:style-name="ch1">
        <chart:title svg:x="5.488cm" svg:y="0.308cm" chart:style-name="ch2">
          <text:p>Distance Filtered over time</text:p>
        </chart:title>
        <chart:legend chart:legend-position="end" svg:x="13.688cm" svg:y="4.034cm" style:legend-expansion="high" chart:style-name="ch3"/>
        <chart:plot-area chart:style-name="ch4" table:cell-range-address="'scan-worxmate-guest'.A1:'scan-worxmate-guest'.A175 'scan-worxmate-guest'.G1:'scan-worxmate-guest'.G175" svg:x="0.332cm" svg:y="1.274cm" svg:width="13.024cm" svg:height="7.219cm">
          <chartooo:coordinate-region svg:x="1.324cm" svg:y="1.474cm" svg:width="11.038cm" svg:height="6.37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G1:'scan-worxmate-guest'.G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8803">
                <text:p>1485178803</text:p>
                <draw:g>
                  <svg:desc>'scan-worxmate-guest'.A1:'scan-worxmate-guest'.A175</svg:desc>
                </draw:g>
              </table:table-cell>
              <table:table-cell office:value-type="float" office:value="1">
                <text:p>1</text:p>
                <draw:g>
                  <svg:desc>'scan-worxmate-guest'.G1:'scan-worxmate-guest'.G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8804">
                <text:p>1485178804</text:p>
              </table:table-cell>
              <table:table-cell office:value-type="float" office:value="0.286576749228989">
                <text:p>0.286576749228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8804">
                <text:p>1485178804</text:p>
              </table:table-cell>
              <table:table-cell office:value-type="float" office:value="0.148431696327685">
                <text:p>0.148431696327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8805">
                <text:p>1485178805</text:p>
              </table:table-cell>
              <table:table-cell office:value-type="float" office:value="0.150479075507145">
                <text:p>0.150479075507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8805">
                <text:p>1485178805</text:p>
              </table:table-cell>
              <table:table-cell office:value-type="float" office:value="0.152554695026157">
                <text:p>0.152554695026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8806">
                <text:p>1485178806</text:p>
              </table:table-cell>
              <table:table-cell office:value-type="float" office:value="0.15465894441529">
                <text:p>0.15465894441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8806">
                <text:p>1485178806</text:p>
              </table:table-cell>
              <table:table-cell office:value-type="float" office:value="0.156792218575708">
                <text:p>0.156792218575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8806">
                <text:p>1485178806</text:p>
              </table:table-cell>
              <table:table-cell office:value-type="float" office:value="0.158954917862657">
                <text:p>0.158954917862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8806">
                <text:p>1485178806</text:p>
              </table:table-cell>
              <table:table-cell office:value-type="float" office:value="0.161147448146663">
                <text:p>0.161147448146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8808">
                <text:p>1485178808</text:p>
              </table:table-cell>
              <table:table-cell office:value-type="float" office:value="0.163370220898796">
                <text:p>0.163370220898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8808">
                <text:p>1485178808</text:p>
              </table:table-cell>
              <table:table-cell office:value-type="float" office:value="0.165623574486939">
                <text:p>0.165623574486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8808">
                <text:p>1485178808</text:p>
              </table:table-cell>
              <table:table-cell office:value-type="float" office:value="0.167897447012421">
                <text:p>0.167897447012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8808">
                <text:p>1485178808</text:p>
              </table:table-cell>
              <table:table-cell office:value-type="float" office:value="0.170213181524413">
                <text:p>0.170213181524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8810">
                <text:p>1485178810</text:p>
              </table:table-cell>
              <table:table-cell office:value-type="float" office:value="0.172560999707127">
                <text:p>0.172560999707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8810">
                <text:p>1485178810</text:p>
              </table:table-cell>
              <table:table-cell office:value-type="float" office:value="0.1749149843563">
                <text:p>0.1749149843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8810">
                <text:p>1485178810</text:p>
              </table:table-cell>
              <table:table-cell office:value-type="float" office:value="0.177327654835724">
                <text:p>0.177327654835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8810">
                <text:p>1485178810</text:p>
              </table:table-cell>
              <table:table-cell office:value-type="float" office:value="0.179773607805573">
                <text:p>0.179773607805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8812">
                <text:p>1485178812</text:p>
              </table:table-cell>
              <table:table-cell office:value-type="float" office:value="0.18225329880651">
                <text:p>0.18225329880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8812">
                <text:p>1485178812</text:p>
              </table:table-cell>
              <table:table-cell office:value-type="float" office:value="0.184767193201011">
                <text:p>0.184767193201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8812">
                <text:p>1485178812</text:p>
              </table:table-cell>
              <table:table-cell office:value-type="float" office:value="0.187315762770479">
                <text:p>0.187315762770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8812">
                <text:p>1485178812</text:p>
              </table:table-cell>
              <table:table-cell office:value-type="float" office:value="0.189899485803828">
                <text:p>0.189899485803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8814">
                <text:p>1485178814</text:p>
              </table:table-cell>
              <table:table-cell office:value-type="float" office:value="0.192518847187172">
                <text:p>0.192518847187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8814">
                <text:p>1485178814</text:p>
              </table:table-cell>
              <table:table-cell office:value-type="float" office:value="0.195174338494839">
                <text:p>0.195174338494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8814">
                <text:p>1485178814</text:p>
              </table:table-cell>
              <table:table-cell office:value-type="float" office:value="0.19786645808173">
                <text:p>0.19786645808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8816">
                <text:p>1485178816</text:p>
              </table:table-cell>
              <table:table-cell office:value-type="float" office:value="0.200595711176674">
                <text:p>0.200595711176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8816">
                <text:p>1485178816</text:p>
              </table:table-cell>
              <table:table-cell office:value-type="float" office:value="0.203362609970149">
                <text:p>0.203362609970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8816">
                <text:p>1485178816</text:p>
              </table:table-cell>
              <table:table-cell office:value-type="float" office:value="0.206167673739105">
                <text:p>0.206167673739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8818">
                <text:p>1485178818</text:p>
              </table:table-cell>
              <table:table-cell office:value-type="float" office:value="0.209011428901475">
                <text:p>0.209011428901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8818">
                <text:p>1485178818</text:p>
              </table:table-cell>
              <table:table-cell office:value-type="float" office:value="0.211894409143492">
                <text:p>0.211894409143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8818">
                <text:p>1485178818</text:p>
              </table:table-cell>
              <table:table-cell office:value-type="float" office:value="0.214817155512747">
                <text:p>0.214817155512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8818">
                <text:p>1485178818</text:p>
              </table:table-cell>
              <table:table-cell office:value-type="float" office:value="0.217780216519718">
                <text:p>0.21778021651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8819">
                <text:p>1485178819</text:p>
              </table:table-cell>
              <table:table-cell office:value-type="float" office:value="0.220784148240716">
                <text:p>0.220784148240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8820">
                <text:p>1485178820</text:p>
              </table:table-cell>
              <table:table-cell office:value-type="float" office:value="0.223829514422242">
                <text:p>0.223829514422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8820">
                <text:p>1485178820</text:p>
              </table:table-cell>
              <table:table-cell office:value-type="float" office:value="0.226916886586777">
                <text:p>0.2269168865867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8820">
                <text:p>1485178820</text:p>
              </table:table-cell>
              <table:table-cell office:value-type="float" office:value="0.230046844140048">
                <text:p>0.230046844140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8821">
                <text:p>1485178821</text:p>
              </table:table-cell>
              <table:table-cell office:value-type="float" office:value="0.233219974479764">
                <text:p>0.2332199744797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8822">
                <text:p>1485178822</text:p>
              </table:table-cell>
              <table:table-cell office:value-type="float" office:value="0.23643687310585">
                <text:p>0.23643687310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8822">
                <text:p>1485178822</text:p>
              </table:table-cell>
              <table:table-cell office:value-type="float" office:value="0.239698116919358">
                <text:p>0.239698116919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8822">
                <text:p>1485178822</text:p>
              </table:table-cell>
              <table:table-cell office:value-type="float" office:value="0.243000747457867">
                <text:p>0.243000747457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8822">
                <text:p>1485178822</text:p>
              </table:table-cell>
              <table:table-cell office:value-type="float" office:value="0.246352555801722">
                <text:p>0.246352555801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8823">
                <text:p>1485178823</text:p>
              </table:table-cell>
              <table:table-cell office:value-type="float" office:value="0.24975059750059">
                <text:p>0.24975059750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8824">
                <text:p>1485178824</text:p>
              </table:table-cell>
              <table:table-cell office:value-type="float" office:value="0.253195509780321">
                <text:p>0.253195509780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8824">
                <text:p>1485178824</text:p>
              </table:table-cell>
              <table:table-cell office:value-type="float" office:value="0.256687939133935">
                <text:p>0.256687939133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8824">
                <text:p>1485178824</text:p>
              </table:table-cell>
              <table:table-cell office:value-type="float" office:value="0.260228541007924">
                <text:p>0.2602285410079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8824">
                <text:p>1485178824</text:p>
              </table:table-cell>
              <table:table-cell office:value-type="float" office:value="0.263817979853818">
                <text:p>0.2638179798538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8825">
                <text:p>1485178825</text:p>
              </table:table-cell>
              <table:table-cell office:value-type="float" office:value="0.267456929299815">
                <text:p>0.267456929299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8826">
                <text:p>1485178826</text:p>
              </table:table-cell>
              <table:table-cell office:value-type="float" office:value="0.271146072265896">
                <text:p>0.2711460722658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8827">
                <text:p>1485178827</text:p>
              </table:table-cell>
              <table:table-cell office:value-type="float" office:value="0.274886101091842">
                <text:p>0.274886101091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8828">
                <text:p>1485178828</text:p>
              </table:table-cell>
              <table:table-cell office:value-type="float" office:value="0.278677717667152">
                <text:p>0.278677717667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8828">
                <text:p>1485178828</text:p>
              </table:table-cell>
              <table:table-cell office:value-type="float" office:value="0.282521633463057">
                <text:p>0.2825216334630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8829">
                <text:p>1485178829</text:p>
              </table:table-cell>
              <table:table-cell office:value-type="float" office:value="0.286418570063595">
                <text:p>0.2864185700635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8829">
                <text:p>1485178829</text:p>
              </table:table-cell>
              <table:table-cell office:value-type="float" office:value="0.290369258706703">
                <text:p>0.290369258706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8830">
                <text:p>1485178830</text:p>
              </table:table-cell>
              <table:table-cell office:value-type="float" office:value="0.294374440816318">
                <text:p>0.294374440816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8830">
                <text:p>1485178830</text:p>
              </table:table-cell>
              <table:table-cell office:value-type="float" office:value="0.298434868039812">
                <text:p>0.298434868039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8830">
                <text:p>1485178830</text:p>
              </table:table-cell>
              <table:table-cell office:value-type="float" office:value="0.302551302397826">
                <text:p>0.3025513023978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8831">
                <text:p>1485178831</text:p>
              </table:table-cell>
              <table:table-cell office:value-type="float" office:value="0.306724516419293">
                <text:p>0.3067245164192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8831">
                <text:p>1485178831</text:p>
              </table:table-cell>
              <table:table-cell office:value-type="float" office:value="0.310955293297032">
                <text:p>0.310955293297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8832">
                <text:p>1485178832</text:p>
              </table:table-cell>
              <table:table-cell office:value-type="float" office:value="0.315244427013012">
                <text:p>0.315244427013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8832">
                <text:p>1485178832</text:p>
              </table:table-cell>
              <table:table-cell office:value-type="float" office:value="0.319592722491978">
                <text:p>0.319592722491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8832">
                <text:p>1485178832</text:p>
              </table:table-cell>
              <table:table-cell office:value-type="float" office:value="0.324000995786097">
                <text:p>0.324000995786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8833">
                <text:p>1485178833</text:p>
              </table:table-cell>
              <table:table-cell office:value-type="float" office:value="0.328470074219536">
                <text:p>0.328470074219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8834">
                <text:p>1485178834</text:p>
              </table:table-cell>
              <table:table-cell office:value-type="float" office:value="0.33300079648217">
                <text:p>0.333000796482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8834">
                <text:p>1485178834</text:p>
              </table:table-cell>
              <table:table-cell office:value-type="float" office:value="0.337594012802423">
                <text:p>0.337594012802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8834">
                <text:p>1485178834</text:p>
              </table:table-cell>
              <table:table-cell office:value-type="float" office:value="0.342250585218944">
                <text:p>0.342250585218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8835">
                <text:p>1485178835</text:p>
              </table:table-cell>
              <table:table-cell office:value-type="float" office:value="0.346971378547745">
                <text:p>0.346971378547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8835">
                <text:p>1485178835</text:p>
              </table:table-cell>
              <table:table-cell office:value-type="float" office:value="0.351757296878416">
                <text:p>0.351757296878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8836">
                <text:p>1485178836</text:p>
              </table:table-cell>
              <table:table-cell office:value-type="float" office:value="0.356609229173275">
                <text:p>0.356609229173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8837">
                <text:p>1485178837</text:p>
              </table:table-cell>
              <table:table-cell office:value-type="float" office:value="0.361528063686543">
                <text:p>0.3615280636865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8837">
                <text:p>1485178837</text:p>
              </table:table-cell>
              <table:table-cell office:value-type="float" office:value="0.366514768334142">
                <text:p>0.366514768334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8838">
                <text:p>1485178838</text:p>
              </table:table-cell>
              <table:table-cell office:value-type="float" office:value="0.371570256644329">
                <text:p>0.3715702566443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8838">
                <text:p>1485178838</text:p>
              </table:table-cell>
              <table:table-cell office:value-type="float" office:value="0.376695477375301">
                <text:p>0.3766954773753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8839">
                <text:p>1485178839</text:p>
              </table:table-cell>
              <table:table-cell office:value-type="float" office:value="0.381891391619184">
                <text:p>0.381891391619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8839">
                <text:p>1485178839</text:p>
              </table:table-cell>
              <table:table-cell office:value-type="float" office:value="0.387158974970454">
                <text:p>0.387158974970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8839">
                <text:p>1485178839</text:p>
              </table:table-cell>
              <table:table-cell office:value-type="float" office:value="0.392499215896966">
                <text:p>0.392499215896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8840">
                <text:p>1485178840</text:p>
              </table:table-cell>
              <table:table-cell office:value-type="float" office:value="0.397913118334675">
                <text:p>0.397913118334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8840">
                <text:p>1485178840</text:p>
              </table:table-cell>
              <table:table-cell office:value-type="float" office:value="0.403401696946038">
                <text:p>0.403401696946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8841">
                <text:p>1485178841</text:p>
              </table:table-cell>
              <table:table-cell office:value-type="float" office:value="0.408965981770102">
                <text:p>0.4089659817701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8842">
                <text:p>1485178842</text:p>
              </table:table-cell>
              <table:table-cell office:value-type="float" office:value="0.414607017053666">
                <text:p>0.414607017053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8843">
                <text:p>1485178843</text:p>
              </table:table-cell>
              <table:table-cell office:value-type="float" office:value="0.420325861446627">
                <text:p>0.4203258614466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8843">
                <text:p>1485178843</text:p>
              </table:table-cell>
              <table:table-cell office:value-type="float" office:value="0.426123588202303">
                <text:p>0.4261235882023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8843">
                <text:p>1485178843</text:p>
              </table:table-cell>
              <table:table-cell office:value-type="float" office:value="0.432001285378493">
                <text:p>0.432001285378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8844">
                <text:p>1485178844</text:p>
              </table:table-cell>
              <table:table-cell office:value-type="float" office:value="0.437960056039117">
                <text:p>0.437960056039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8844">
                <text:p>1485178844</text:p>
              </table:table-cell>
              <table:table-cell office:value-type="float" office:value="0.444001018463928">
                <text:p>0.444001018463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5178845">
                <text:p>1485178845</text:p>
              </table:table-cell>
              <table:table-cell office:value-type="float" office:value="0.450125306354824">
                <text:p>0.450125306354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5178845">
                <text:p>1485178845</text:p>
              </table:table-cell>
              <table:table-cell office:value-type="float" office:value="0.456334069059688">
                <text:p>0.456334069059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5178846">
                <text:p>1485178846</text:p>
              </table:table-cell>
              <table:table-cell office:value-type="float" office:value="0.462628471771415">
                <text:p>0.462628471771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5178846">
                <text:p>1485178846</text:p>
              </table:table-cell>
              <table:table-cell office:value-type="float" office:value="0.469009695757694">
                <text:p>0.469009695757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5178847">
                <text:p>1485178847</text:p>
              </table:table-cell>
              <table:table-cell office:value-type="float" office:value="0.475478938579924">
                <text:p>0.4754789385799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5178849">
                <text:p>1485178849</text:p>
              </table:table-cell>
              <table:table-cell office:value-type="float" office:value="0.482037414305267">
                <text:p>0.4820374143052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5178849">
                <text:p>1485178849</text:p>
              </table:table-cell>
              <table:table-cell office:value-type="float" office:value="0.488686353785085">
                <text:p>0.488686353785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5178850">
                <text:p>1485178850</text:p>
              </table:table-cell>
              <table:table-cell office:value-type="float" office:value="0.495427004810302">
                <text:p>0.4954270048103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78851">
                <text:p>1485178851</text:p>
              </table:table-cell>
              <table:table-cell office:value-type="float" office:value="0.502260632395825">
                <text:p>0.5022606323958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5178851">
                <text:p>1485178851</text:p>
              </table:table-cell>
              <table:table-cell office:value-type="float" office:value="0.509188514768515">
                <text:p>0.509188514768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5178851">
                <text:p>1485178851</text:p>
              </table:table-cell>
              <table:table-cell office:value-type="float" office:value="0.516211960439815">
                <text:p>0.516211960439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5178853">
                <text:p>1485178853</text:p>
              </table:table-cell>
              <table:table-cell office:value-type="float" office:value="0.523332283431069">
                <text:p>0.5233322834310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85178853">
                <text:p>1485178853</text:p>
              </table:table-cell>
              <table:table-cell office:value-type="float" office:value="0.530550819953557">
                <text:p>0.530550819953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